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5" table:default-cell-style-name="Default"/>
        <table:table-row table:style-name="ro1">
          <table:table-cell office:value-type="float" office:value="-15" calcext:value-type="float">
            <text:p>-15</text:p>
          </table:table-cell>
          <table:table-cell table:formula="of:=[.A1] + PI()" office:value-type="float" office:value="-11.8584073464102" calcext:value-type="float">
            <text:p>-11,8584073464102</text:p>
          </table:table-cell>
          <table:table-cell table:formula="of:=3*COS([.A1])" office:value-type="float" office:value="-2.27906373857646" calcext:value-type="float">
            <text:p>-2,27906373857646</text:p>
          </table:table-cell>
          <table:table-cell table:formula="of:=3*SIN([.A1])" office:value-type="float" office:value="-1.95086352047135" calcext:value-type="float">
            <text:p>-1,95086352047135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;</text:p>
          </table:table-cell>
          <table:table-cell table:formula="of:=3*COS([.A2])" office:value-type="float" office:value="-2.17384005308729" calcext:value-type="float">
            <text:p>-2,17384005308729</text:p>
          </table:table-cell>
          <table:table-cell table:formula="of:=3*SIN([.A2])" office:value-type="float" office:value="-2.06746690991499" calcext:value-type="float">
            <text:p>-2,06746690991499</text:p>
          </table:table-cell>
          <table:table-cell office:value-type="float" office:value="-14.5" calcext:value-type="float">
            <text:p>-14,5</text:p>
          </table:table-cell>
          <table:table-cell office:value-type="string" calcext:value-type="string">
            <text:p>|</text:p>
          </table:table-cell>
          <table:table-cell table:formula="of:=3*COS([.B1])" office:value-type="float" office:value="2.27906373857646" calcext:value-type="float">
            <text:p>2,27906373857646</text:p>
          </table:table-cell>
          <table:table-cell table:formula="of:=3*SIN([.B1])" office:value-type="float" office:value="1.95086352047135" calcext:value-type="float">
            <text:p>1,95086352047135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;</text:p>
          </table:table-cell>
          <table:table-cell table:formula="of:=3*COS([.B2])" office:value-type="float" office:value="2.17384005308729" calcext:value-type="float">
            <text:p>2,17384005308729</text:p>
          </table:table-cell>
          <table:table-cell table:formula="of:=3*SIN([.B2])" office:value-type="float" office:value="2.06746690991499" calcext:value-type="float">
            <text:p>2,06746690991499</text:p>
          </table:table-cell>
          <table:table-cell office:value-type="float" office:value="-14.5" calcext:value-type="float">
            <text:p>-14,5</text:p>
          </table:table-cell>
          <table:table-cell/>
          <table:table-cell table:formula="of:=3*COS([.A1])" office:value-type="float" office:value="-2.27906373857646" calcext:value-type="float">
            <text:p>-2,27906373857646</text:p>
          </table:table-cell>
          <table:table-cell table:formula="of:=3*SIN([.A1])" office:value-type="float" office:value="-1.95086352047135" calcext:value-type="float">
            <text:p>-1,95086352047135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;</text:p>
          </table:table-cell>
          <table:table-cell table:formula="of:=3*COS([.B1])" office:value-type="float" office:value="2.27906373857646" calcext:value-type="float">
            <text:p>2,27906373857646</text:p>
          </table:table-cell>
          <table:table-cell table:formula="of:=3*SIN([.B1])" office:value-type="float" office:value="1.95086352047135" calcext:value-type="float">
            <text:p>1,950863520471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[.A1] + PI() / 60" office:value-type="float" office:value="-14.9476401224402" calcext:value-type="float">
            <text:p>-14,9476401224402</text:p>
          </table:table-cell>
          <table:table-cell table:formula="of:=[.B1] + PI() / 60" office:value-type="float" office:value="-11.8060474688504" calcext:value-type="float">
            <text:p>-11,8060474688504</text:p>
          </table:table-cell>
          <table:table-cell table:formula="of:=3*COS([.A2])" office:value-type="float" office:value="-2.17384005308729" calcext:value-type="float">
            <text:p>-2,17384005308729</text:p>
          </table:table-cell>
          <table:table-cell table:formula="of:=3*SIN([.A2])" office:value-type="float" office:value="-2.06746690991499" calcext:value-type="float">
            <text:p>-2,06746690991499</text:p>
          </table:table-cell>
          <table:table-cell table:formula="of:=[.E1] + 0.5" office:value-type="float" office:value="-14.5" calcext:value-type="float">
            <text:p>-14,5</text:p>
          </table:table-cell>
          <table:table-cell office:value-type="string" calcext:value-type="string">
            <text:p>;</text:p>
          </table:table-cell>
          <table:table-cell table:formula="of:=3*COS([.A3])" office:value-type="float" office:value="-0.916527686095884" calcext:value-type="float">
            <text:p>-0,916527686095884</text:p>
          </table:table-cell>
          <table:table-cell table:formula="of:=3*SIN([.A3])" office:value-type="float" office:value="-2.85656734571754" calcext:value-type="float">
            <text:p>-2,85656734571754</text:p>
          </table:table-cell>
          <table:table-cell table:formula="of:=[.I1] + 0.5" office:value-type="float" office:value="-14" calcext:value-type="float">
            <text:p>-14</text:p>
          </table:table-cell>
          <table:table-cell office:value-type="string" calcext:value-type="string">
            <text:p>|</text:p>
          </table:table-cell>
          <table:table-cell table:formula="of:=3*COS([.B2])" office:value-type="float" office:value="2.17384005308729" calcext:value-type="float">
            <text:p>2,17384005308729</text:p>
          </table:table-cell>
          <table:table-cell table:formula="of:=3*SIN([.B2])" office:value-type="float" office:value="2.06746690991499" calcext:value-type="float">
            <text:p>2,06746690991499</text:p>
          </table:table-cell>
          <table:table-cell table:formula="of:=[.M1] + 0.5" office:value-type="float" office:value="-14.5" calcext:value-type="float">
            <text:p>-14,5</text:p>
          </table:table-cell>
          <table:table-cell office:value-type="string" calcext:value-type="string">
            <text:p>;</text:p>
          </table:table-cell>
          <table:table-cell table:formula="of:=3*COS([.B3])" office:value-type="float" office:value="0.916527686095885" calcext:value-type="float">
            <text:p>0,916527686095885</text:p>
          </table:table-cell>
          <table:table-cell table:formula="of:=3*SIN([.B3])" office:value-type="float" office:value="2.85656734571754" calcext:value-type="float">
            <text:p>2,85656734571754</text:p>
          </table:table-cell>
          <table:table-cell table:formula="of:=[.Q1] + 0.5" office:value-type="float" office:value="-14" calcext:value-type="float">
            <text:p>-14</text:p>
          </table:table-cell>
          <table:table-cell table:number-columns-repeated="8"/>
        </table:table-row>
        <table:table-row table:style-name="ro1">
          <table:table-cell table:formula="of:=[.A2] + 0.5" office:value-type="float" office:value="-14.4476401224402" calcext:value-type="float">
            <text:p>-14,4476401224402</text:p>
          </table:table-cell>
          <table:table-cell table:formula="of:=[.B2] + 0.5" office:value-type="float" office:value="-11.3060474688504" calcext:value-type="float">
            <text:p>-11,3060474688504</text:p>
          </table:table-cell>
          <table:table-cell table:formula="of:=3*COS([.A3])" office:value-type="float" office:value="-0.916527686095884" calcext:value-type="float">
            <text:p>-0,916527686095884</text:p>
          </table:table-cell>
          <table:table-cell table:formula="of:=3*SIN([.A3])" office:value-type="float" office:value="-2.85656734571754" calcext:value-type="float">
            <text:p>-2,85656734571754</text:p>
          </table:table-cell>
          <table:table-cell table:formula="of:=[.E2] + 0.5" office:value-type="float" office:value="-14" calcext:value-type="float">
            <text:p>-14</text:p>
          </table:table-cell>
          <table:table-cell office:value-type="string" calcext:value-type="string">
            <text:p>;</text:p>
          </table:table-cell>
          <table:table-cell table:formula="of:=3*COS([.A4])" office:value-type="float" office:value="0.565182623472327" calcext:value-type="float">
            <text:p>0,565182623472327</text:p>
          </table:table-cell>
          <table:table-cell table:formula="of:=3*SIN([.A4])" office:value-type="float" office:value="-2.94628046901936" calcext:value-type="float">
            <text:p>-2,94628046901936</text:p>
          </table:table-cell>
          <table:table-cell table:formula="of:=[.I2] + 0.5" office:value-type="float" office:value="-13.5" calcext:value-type="float">
            <text:p>-13,5</text:p>
          </table:table-cell>
          <table:table-cell office:value-type="string" calcext:value-type="string">
            <text:p>|</text:p>
          </table:table-cell>
          <table:table-cell table:formula="of:=3*COS([.B3])" office:value-type="float" office:value="0.916527686095885" calcext:value-type="float">
            <text:p>0,916527686095885</text:p>
          </table:table-cell>
          <table:table-cell table:formula="of:=3*SIN([.B3])" office:value-type="float" office:value="2.85656734571754" calcext:value-type="float">
            <text:p>2,85656734571754</text:p>
          </table:table-cell>
          <table:table-cell table:formula="of:=[.M2] + 0.5" office:value-type="float" office:value="-14" calcext:value-type="float">
            <text:p>-14</text:p>
          </table:table-cell>
          <table:table-cell office:value-type="string" calcext:value-type="string">
            <text:p>;</text:p>
          </table:table-cell>
          <table:table-cell table:formula="of:=3*COS([.B4])" office:value-type="float" office:value="-0.565182623472326" calcext:value-type="float">
            <text:p>-0,565182623472326</text:p>
          </table:table-cell>
          <table:table-cell table:formula="of:=3*SIN([.B4])" office:value-type="float" office:value="2.94628046901936" calcext:value-type="float">
            <text:p>2,94628046901936</text:p>
          </table:table-cell>
          <table:table-cell table:formula="of:=[.Q2] + 0.5" office:value-type="float" office:value="-13.5" calcext:value-type="float">
            <text:p>-13,5</text:p>
          </table:table-cell>
          <table:table-cell table:number-columns-repeated="8"/>
        </table:table-row>
        <table:table-row table:style-name="ro1">
          <table:table-cell table:formula="of:=[.A3] + 0.5" office:value-type="float" office:value="-13.9476401224402" calcext:value-type="float">
            <text:p>-13,9476401224402</text:p>
          </table:table-cell>
          <table:table-cell table:formula="of:=[.B3] + 0.5" office:value-type="float" office:value="-10.8060474688504" calcext:value-type="float">
            <text:p>-10,8060474688504</text:p>
          </table:table-cell>
          <table:table-cell table:formula="of:=3*COS([.A4])" office:value-type="float" office:value="0.565182623472327" calcext:value-type="float">
            <text:p>0,565182623472327</text:p>
          </table:table-cell>
          <table:table-cell table:formula="of:=3*SIN([.A4])" office:value-type="float" office:value="-2.94628046901936" calcext:value-type="float">
            <text:p>-2,94628046901936</text:p>
          </table:table-cell>
          <table:table-cell table:formula="of:=[.E3] + 0.5" office:value-type="float" office:value="-13.5" calcext:value-type="float">
            <text:p>-13,5</text:p>
          </table:table-cell>
          <table:table-cell office:value-type="string" calcext:value-type="string">
            <text:p>;</text:p>
          </table:table-cell>
          <table:table-cell table:formula="of:=3*COS([.A5])" office:value-type="float" office:value="1.90851651538142" calcext:value-type="float">
            <text:p>1,90851651538142</text:p>
          </table:table-cell>
          <table:table-cell table:formula="of:=3*SIN([.A5])" office:value-type="float" office:value="-2.31464137838162" calcext:value-type="float">
            <text:p>-2,31464137838162</text:p>
          </table:table-cell>
          <table:table-cell table:formula="of:=[.I3] + 0.5" office:value-type="float" office:value="-13" calcext:value-type="float">
            <text:p>-13</text:p>
          </table:table-cell>
          <table:table-cell office:value-type="string" calcext:value-type="string">
            <text:p>|</text:p>
          </table:table-cell>
          <table:table-cell table:formula="of:=3*COS([.B4])" office:value-type="float" office:value="-0.565182623472326" calcext:value-type="float">
            <text:p>-0,565182623472326</text:p>
          </table:table-cell>
          <table:table-cell table:formula="of:=3*SIN([.B4])" office:value-type="float" office:value="2.94628046901936" calcext:value-type="float">
            <text:p>2,94628046901936</text:p>
          </table:table-cell>
          <table:table-cell table:formula="of:=[.M3] + 0.5" office:value-type="float" office:value="-13.5" calcext:value-type="float">
            <text:p>-13,5</text:p>
          </table:table-cell>
          <table:table-cell office:value-type="string" calcext:value-type="string">
            <text:p>;</text:p>
          </table:table-cell>
          <table:table-cell table:formula="of:=3*COS([.B5])" office:value-type="float" office:value="-1.90851651538142" calcext:value-type="float">
            <text:p>-1,90851651538142</text:p>
          </table:table-cell>
          <table:table-cell table:formula="of:=3*SIN([.B5])" office:value-type="float" office:value="2.31464137838162" calcext:value-type="float">
            <text:p>2,31464137838162</text:p>
          </table:table-cell>
          <table:table-cell table:formula="of:=[.Q3] + 0.5" office:value-type="float" office:value="-13" calcext:value-type="float">
            <text:p>-13</text:p>
          </table:table-cell>
          <table:table-cell table:number-columns-repeated="8"/>
        </table:table-row>
        <table:table-row table:style-name="ro1">
          <table:table-cell table:formula="of:=[.A4] + 0.5" office:value-type="float" office:value="-13.4476401224402" calcext:value-type="float">
            <text:p>-13,4476401224402</text:p>
          </table:table-cell>
          <table:table-cell table:formula="of:=[.B4] + 0.5" office:value-type="float" office:value="-10.3060474688504" calcext:value-type="float">
            <text:p>-10,3060474688504</text:p>
          </table:table-cell>
          <table:table-cell table:formula="of:=3*COS([.A5])" office:value-type="float" office:value="1.90851651538142" calcext:value-type="float">
            <text:p>1,90851651538142</text:p>
          </table:table-cell>
          <table:table-cell table:formula="of:=3*SIN([.A5])" office:value-type="float" office:value="-2.31464137838162" calcext:value-type="float">
            <text:p>-2,31464137838162</text:p>
          </table:table-cell>
          <table:table-cell table:formula="of:=[.E4] + 0.5" office:value-type="float" office:value="-13" calcext:value-type="float">
            <text:p>-13</text:p>
          </table:table-cell>
          <table:table-cell office:value-type="string" calcext:value-type="string">
            <text:p>;</text:p>
          </table:table-cell>
          <table:table-cell table:formula="of:=3*COS([.A6])" office:value-type="float" office:value="2.78457900248469" calcext:value-type="float">
            <text:p>2,78457900248469</text:p>
          </table:table-cell>
          <table:table-cell table:formula="of:=3*SIN([.A6])" office:value-type="float" office:value="-1.11629735237586" calcext:value-type="float">
            <text:p>-1,11629735237586</text:p>
          </table:table-cell>
          <table:table-cell table:formula="of:=[.I4] + 0.5" office:value-type="float" office:value="-12.5" calcext:value-type="float">
            <text:p>-12,5</text:p>
          </table:table-cell>
          <table:table-cell office:value-type="string" calcext:value-type="string">
            <text:p>|</text:p>
          </table:table-cell>
          <table:table-cell table:formula="of:=3*COS([.B5])" office:value-type="float" office:value="-1.90851651538142" calcext:value-type="float">
            <text:p>-1,90851651538142</text:p>
          </table:table-cell>
          <table:table-cell table:formula="of:=3*SIN([.B5])" office:value-type="float" office:value="2.31464137838162" calcext:value-type="float">
            <text:p>2,31464137838162</text:p>
          </table:table-cell>
          <table:table-cell table:formula="of:=[.M4] + 0.5" office:value-type="float" office:value="-13" calcext:value-type="float">
            <text:p>-13</text:p>
          </table:table-cell>
          <table:table-cell office:value-type="string" calcext:value-type="string">
            <text:p>;</text:p>
          </table:table-cell>
          <table:table-cell table:formula="of:=3*COS([.B6])" office:value-type="float" office:value="-2.78457900248469" calcext:value-type="float">
            <text:p>-2,78457900248469</text:p>
          </table:table-cell>
          <table:table-cell table:formula="of:=3*SIN([.B6])" office:value-type="float" office:value="1.11629735237586" calcext:value-type="float">
            <text:p>1,11629735237586</text:p>
          </table:table-cell>
          <table:table-cell table:formula="of:=[.Q4] + 0.5" office:value-type="float" office:value="-12.5" calcext:value-type="float">
            <text:p>-12,5</text:p>
          </table:table-cell>
          <table:table-cell office:value-type="string" calcext:value-type="string">
            <text:p>|</text:p>
          </table:table-cell>
          <table:table-cell table:formula="of:=3*COS([.A5])" office:value-type="float" office:value="1.90851651538142" calcext:value-type="float">
            <text:p>1,90851651538142</text:p>
          </table:table-cell>
          <table:table-cell table:formula="of:=3*SIN([.A5])" office:value-type="float" office:value="-2.31464137838162" calcext:value-type="float">
            <text:p>-2,31464137838162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;</text:p>
          </table:table-cell>
          <table:table-cell table:formula="of:=3*COS([.B5])" office:value-type="float" office:value="-1.90851651538142" calcext:value-type="float">
            <text:p>-1,90851651538142</text:p>
          </table:table-cell>
          <table:table-cell table:formula="of:=3*SIN([.B5])" office:value-type="float" office:value="2.31464137838162" calcext:value-type="float">
            <text:p>2,3146413783816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formula="of:=[.A5] + 0.5" office:value-type="float" office:value="-12.9476401224402" calcext:value-type="float">
            <text:p>-12,9476401224402</text:p>
          </table:table-cell>
          <table:table-cell table:formula="of:=[.B5] + 0.5" office:value-type="float" office:value="-9.80604746885038" calcext:value-type="float">
            <text:p>-9,80604746885038</text:p>
          </table:table-cell>
          <table:table-cell table:formula="of:=3*COS([.A6])" office:value-type="float" office:value="2.78457900248469" calcext:value-type="float">
            <text:p>2,78457900248469</text:p>
          </table:table-cell>
          <table:table-cell table:formula="of:=3*SIN([.A6])" office:value-type="float" office:value="-1.11629735237586" calcext:value-type="float">
            <text:p>-1,11629735237586</text:p>
          </table:table-cell>
          <table:table-cell table:formula="of:=[.E5] + 0.5" office:value-type="float" office:value="-12.5" calcext:value-type="float">
            <text:p>-12,5</text:p>
          </table:table-cell>
          <table:table-cell office:value-type="string" calcext:value-type="string">
            <text:p>;</text:p>
          </table:table-cell>
          <table:table-cell table:formula="of:=3*COS([.A7])" office:value-type="float" office:value="2.9788794341919" calcext:value-type="float">
            <text:p>2,9788794341919</text:p>
          </table:table-cell>
          <table:table-cell table:formula="of:=3*SIN([.A7])" office:value-type="float" office:value="0.355355197722736" calcext:value-type="float">
            <text:p>0,355355197722736</text:p>
          </table:table-cell>
          <table:table-cell table:formula="of:=[.I5] + 0.5" office:value-type="float" office:value="-12" calcext:value-type="float">
            <text:p>-12</text:p>
          </table:table-cell>
          <table:table-cell office:value-type="string" calcext:value-type="string">
            <text:p>|</text:p>
          </table:table-cell>
          <table:table-cell table:formula="of:=3*COS([.B6])" office:value-type="float" office:value="-2.78457900248469" calcext:value-type="float">
            <text:p>-2,78457900248469</text:p>
          </table:table-cell>
          <table:table-cell table:formula="of:=3*SIN([.B6])" office:value-type="float" office:value="1.11629735237586" calcext:value-type="float">
            <text:p>1,11629735237586</text:p>
          </table:table-cell>
          <table:table-cell table:formula="of:=[.M5] + 0.5" office:value-type="float" office:value="-12.5" calcext:value-type="float">
            <text:p>-12,5</text:p>
          </table:table-cell>
          <table:table-cell office:value-type="string" calcext:value-type="string">
            <text:p>;</text:p>
          </table:table-cell>
          <table:table-cell table:formula="of:=3*COS([.B7])" office:value-type="float" office:value="-2.9788794341919" calcext:value-type="float">
            <text:p>-2,9788794341919</text:p>
          </table:table-cell>
          <table:table-cell table:formula="of:=3*SIN([.B7])" office:value-type="float" office:value="-0.355355197722736" calcext:value-type="float">
            <text:p>-0,355355197722736</text:p>
          </table:table-cell>
          <table:table-cell table:formula="of:=[.Q5] + 0.5" office:value-type="float" office:value="-12" calcext:value-type="float">
            <text:p>-12</text:p>
          </table:table-cell>
          <table:table-cell table:number-columns-repeated="8"/>
        </table:table-row>
        <table:table-row table:style-name="ro1">
          <table:table-cell table:formula="of:=[.A6] + 0.5" office:value-type="float" office:value="-12.4476401224402" calcext:value-type="float">
            <text:p>-12,4476401224402</text:p>
          </table:table-cell>
          <table:table-cell table:formula="of:=[.B6] + 0.5" office:value-type="float" office:value="-9.30604746885038" calcext:value-type="float">
            <text:p>-9,30604746885038</text:p>
          </table:table-cell>
          <table:table-cell table:formula="of:=3*COS([.A7])" office:value-type="float" office:value="2.9788794341919" calcext:value-type="float">
            <text:p>2,9788794341919</text:p>
          </table:table-cell>
          <table:table-cell table:formula="of:=3*SIN([.A7])" office:value-type="float" office:value="0.355355197722736" calcext:value-type="float">
            <text:p>0,355355197722736</text:p>
          </table:table-cell>
          <table:table-cell table:formula="of:=[.E6] + 0.5" office:value-type="float" office:value="-12" calcext:value-type="float">
            <text:p>-12</text:p>
          </table:table-cell>
          <table:table-cell office:value-type="string" calcext:value-type="string">
            <text:p>;</text:p>
          </table:table-cell>
          <table:table-cell table:formula="of:=3*COS([.A8])" office:value-type="float" office:value="2.44384628835664" calcext:value-type="float">
            <text:p>2,44384628835664</text:p>
          </table:table-cell>
          <table:table-cell table:formula="of:=3*SIN([.A8])" office:value-type="float" office:value="1.74000440197301" calcext:value-type="float">
            <text:p>1,74000440197301</text:p>
          </table:table-cell>
          <table:table-cell table:formula="of:=[.I6] + 0.5" office:value-type="float" office:value="-11.5" calcext:value-type="float">
            <text:p>-11,5</text:p>
          </table:table-cell>
          <table:table-cell office:value-type="string" calcext:value-type="string">
            <text:p>|</text:p>
          </table:table-cell>
          <table:table-cell table:formula="of:=3*COS([.B7])" office:value-type="float" office:value="-2.9788794341919" calcext:value-type="float">
            <text:p>-2,9788794341919</text:p>
          </table:table-cell>
          <table:table-cell table:formula="of:=3*SIN([.B7])" office:value-type="float" office:value="-0.355355197722736" calcext:value-type="float">
            <text:p>-0,355355197722736</text:p>
          </table:table-cell>
          <table:table-cell table:formula="of:=[.M6] + 0.5" office:value-type="float" office:value="-12" calcext:value-type="float">
            <text:p>-12</text:p>
          </table:table-cell>
          <table:table-cell office:value-type="string" calcext:value-type="string">
            <text:p>;</text:p>
          </table:table-cell>
          <table:table-cell table:formula="of:=3*COS([.B8])" office:value-type="float" office:value="-2.44384628835664" calcext:value-type="float">
            <text:p>-2,44384628835664</text:p>
          </table:table-cell>
          <table:table-cell table:formula="of:=3*SIN([.B8])" office:value-type="float" office:value="-1.74000440197301" calcext:value-type="float">
            <text:p>-1,74000440197301</text:p>
          </table:table-cell>
          <table:table-cell table:formula="of:=[.Q6] + 0.5" office:value-type="float" office:value="-11.5" calcext:value-type="float">
            <text:p>-11,5</text:p>
          </table:table-cell>
          <table:table-cell table:number-columns-repeated="8"/>
        </table:table-row>
        <table:table-row table:style-name="ro1">
          <table:table-cell table:formula="of:=[.A7] + 0.5" office:value-type="float" office:value="-11.9476401224402" calcext:value-type="float">
            <text:p>-11,9476401224402</text:p>
          </table:table-cell>
          <table:table-cell table:formula="of:=[.B7] + 0.5" office:value-type="float" office:value="-8.80604746885038" calcext:value-type="float">
            <text:p>-8,80604746885038</text:p>
          </table:table-cell>
          <table:table-cell table:formula="of:=3*COS([.A8])" office:value-type="float" office:value="2.44384628835664" calcext:value-type="float">
            <text:p>2,44384628835664</text:p>
          </table:table-cell>
          <table:table-cell table:formula="of:=3*SIN([.A8])" office:value-type="float" office:value="1.74000440197301" calcext:value-type="float">
            <text:p>1,74000440197301</text:p>
          </table:table-cell>
          <table:table-cell table:formula="of:=[.E7] + 0.5" office:value-type="float" office:value="-11.5" calcext:value-type="float">
            <text:p>-11,5</text:p>
          </table:table-cell>
          <table:table-cell office:value-type="string" calcext:value-type="string">
            <text:p>;</text:p>
          </table:table-cell>
          <table:table-cell table:formula="of:=3*COS([.A9])" office:value-type="float" office:value="1.31047433901271" calcext:value-type="float">
            <text:p>1,31047433901271</text:p>
          </table:table-cell>
          <table:table-cell table:formula="of:=3*SIN([.A9])" office:value-type="float" office:value="2.69863984384527" calcext:value-type="float">
            <text:p>2,69863984384527</text:p>
          </table:table-cell>
          <table:table-cell table:formula="of:=[.I7] + 0.5" office:value-type="float" office:value="-11" calcext:value-type="float">
            <text:p>-11</text:p>
          </table:table-cell>
          <table:table-cell office:value-type="string" calcext:value-type="string">
            <text:p>|</text:p>
          </table:table-cell>
          <table:table-cell table:formula="of:=3*COS([.B8])" office:value-type="float" office:value="-2.44384628835664" calcext:value-type="float">
            <text:p>-2,44384628835664</text:p>
          </table:table-cell>
          <table:table-cell table:formula="of:=3*SIN([.B8])" office:value-type="float" office:value="-1.74000440197301" calcext:value-type="float">
            <text:p>-1,74000440197301</text:p>
          </table:table-cell>
          <table:table-cell table:formula="of:=[.M7] + 0.5" office:value-type="float" office:value="-11.5" calcext:value-type="float">
            <text:p>-11,5</text:p>
          </table:table-cell>
          <table:table-cell office:value-type="string" calcext:value-type="string">
            <text:p>;</text:p>
          </table:table-cell>
          <table:table-cell table:formula="of:=3*COS([.B9])" office:value-type="float" office:value="-1.31047433901271" calcext:value-type="float">
            <text:p>-1,31047433901271</text:p>
          </table:table-cell>
          <table:table-cell table:formula="of:=3*SIN([.B9])" office:value-type="float" office:value="-2.69863984384527" calcext:value-type="float">
            <text:p>-2,69863984384527</text:p>
          </table:table-cell>
          <table:table-cell table:formula="of:=[.Q7] + 0.5"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table:formula="of:=[.A8] + 0.5" office:value-type="float" office:value="-11.4476401224402" calcext:value-type="float">
            <text:p>-11,4476401224402</text:p>
          </table:table-cell>
          <table:table-cell table:formula="of:=[.B8] + 0.5" office:value-type="float" office:value="-8.30604746885038" calcext:value-type="float">
            <text:p>-8,30604746885038</text:p>
          </table:table-cell>
          <table:table-cell table:formula="of:=3*COS([.A9])" office:value-type="float" office:value="1.31047433901271" calcext:value-type="float">
            <text:p>1,31047433901271</text:p>
          </table:table-cell>
          <table:table-cell table:formula="of:=3*SIN([.A9])" office:value-type="float" office:value="2.69863984384527" calcext:value-type="float">
            <text:p>2,69863984384527</text:p>
          </table:table-cell>
          <table:table-cell table:formula="of:=[.E8] + 0.5" office:value-type="float" office:value="-11" calcext:value-type="float">
            <text:p>-11</text:p>
          </table:table-cell>
          <table:table-cell office:value-type="string" calcext:value-type="string">
            <text:p>;</text:p>
          </table:table-cell>
          <table:table-cell table:formula="of:=3*COS([.A10])" office:value-type="float" office:value="-0.143747432911917" calcext:value-type="float">
            <text:p>-0,143747432911917</text:p>
          </table:table-cell>
          <table:table-cell table:formula="of:=3*SIN([.A10])" office:value-type="float" office:value="2.99655413358932" calcext:value-type="float">
            <text:p>2,99655413358932</text:p>
          </table:table-cell>
          <table:table-cell table:formula="of:=[.I8] + 0.5" office:value-type="float" office:value="-10.5" calcext:value-type="float">
            <text:p>-10,5</text:p>
          </table:table-cell>
          <table:table-cell office:value-type="string" calcext:value-type="string">
            <text:p>|</text:p>
          </table:table-cell>
          <table:table-cell table:formula="of:=3*COS([.B9])" office:value-type="float" office:value="-1.31047433901271" calcext:value-type="float">
            <text:p>-1,31047433901271</text:p>
          </table:table-cell>
          <table:table-cell table:formula="of:=3*SIN([.B9])" office:value-type="float" office:value="-2.69863984384527" calcext:value-type="float">
            <text:p>-2,69863984384527</text:p>
          </table:table-cell>
          <table:table-cell table:formula="of:=[.M8] + 0.5" office:value-type="float" office:value="-11" calcext:value-type="float">
            <text:p>-11</text:p>
          </table:table-cell>
          <table:table-cell office:value-type="string" calcext:value-type="string">
            <text:p>;</text:p>
          </table:table-cell>
          <table:table-cell table:formula="of:=3*COS([.B10])" office:value-type="float" office:value="0.143747432911916" calcext:value-type="float">
            <text:p>0,143747432911916</text:p>
          </table:table-cell>
          <table:table-cell table:formula="of:=3*SIN([.B10])" office:value-type="float" office:value="-2.99655413358932" calcext:value-type="float">
            <text:p>-2,99655413358932</text:p>
          </table:table-cell>
          <table:table-cell table:formula="of:=[.Q8] + 0.5" office:value-type="float" office:value="-10.5" calcext:value-type="float">
            <text:p>-10,5</text:p>
          </table:table-cell>
          <table:table-cell office:value-type="string" calcext:value-type="string">
            <text:p>|</text:p>
          </table:table-cell>
          <table:table-cell table:formula="of:=3*COS([.A9])" office:value-type="float" office:value="1.31047433901271" calcext:value-type="float">
            <text:p>1,31047433901271</text:p>
          </table:table-cell>
          <table:table-cell table:formula="of:=3*SIN([.A9])" office:value-type="float" office:value="2.69863984384527" calcext:value-type="float">
            <text:p>2,69863984384527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;</text:p>
          </table:table-cell>
          <table:table-cell table:formula="of:=3*COS([.B9])" office:value-type="float" office:value="-1.31047433901271" calcext:value-type="float">
            <text:p>-1,31047433901271</text:p>
          </table:table-cell>
          <table:table-cell table:formula="of:=3*SIN([.B9])" office:value-type="float" office:value="-2.69863984384527" calcext:value-type="float">
            <text:p>-2,6986398438452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formula="of:=[.A9] + 0.5" office:value-type="float" office:value="-10.9476401224402" calcext:value-type="float">
            <text:p>-10,9476401224402</text:p>
          </table:table-cell>
          <table:table-cell table:formula="of:=[.B9] + 0.5" office:value-type="float" office:value="-7.80604746885038" calcext:value-type="float">
            <text:p>-7,80604746885038</text:p>
          </table:table-cell>
          <table:table-cell table:formula="of:=3*COS([.A10])" office:value-type="float" office:value="-0.143747432911917" calcext:value-type="float">
            <text:p>-0,143747432911917</text:p>
          </table:table-cell>
          <table:table-cell table:formula="of:=3*SIN([.A10])" office:value-type="float" office:value="2.99655413358932" calcext:value-type="float">
            <text:p>2,99655413358932</text:p>
          </table:table-cell>
          <table:table-cell table:formula="of:=[.E9] + 0.5" office:value-type="float" office:value="-10.5" calcext:value-type="float">
            <text:p>-10,5</text:p>
          </table:table-cell>
          <table:table-cell office:value-type="string" calcext:value-type="string">
            <text:p>;</text:p>
          </table:table-cell>
          <table:table-cell table:formula="of:=3*COS([.A11])" office:value-type="float" office:value="-1.56277481989271" calcext:value-type="float">
            <text:p>-1,56277481989271</text:p>
          </table:table-cell>
          <table:table-cell table:formula="of:=3*SIN([.A11])" office:value-type="float" office:value="2.56080746295173" calcext:value-type="float">
            <text:p>2,56080746295173</text:p>
          </table:table-cell>
          <table:table-cell table:formula="of:=[.I9] + 0.5" office:value-type="float" office:value="-10" calcext:value-type="float">
            <text:p>-10</text:p>
          </table:table-cell>
          <table:table-cell office:value-type="string" calcext:value-type="string">
            <text:p>|</text:p>
          </table:table-cell>
          <table:table-cell table:formula="of:=3*COS([.B10])" office:value-type="float" office:value="0.143747432911916" calcext:value-type="float">
            <text:p>0,143747432911916</text:p>
          </table:table-cell>
          <table:table-cell table:formula="of:=3*SIN([.B10])" office:value-type="float" office:value="-2.99655413358932" calcext:value-type="float">
            <text:p>-2,99655413358932</text:p>
          </table:table-cell>
          <table:table-cell table:formula="of:=[.M9] + 0.5" office:value-type="float" office:value="-10.5" calcext:value-type="float">
            <text:p>-10,5</text:p>
          </table:table-cell>
          <table:table-cell office:value-type="string" calcext:value-type="string">
            <text:p>;</text:p>
          </table:table-cell>
          <table:table-cell table:formula="of:=3*COS([.B11])" office:value-type="float" office:value="1.56277481989271" calcext:value-type="float">
            <text:p>1,56277481989271</text:p>
          </table:table-cell>
          <table:table-cell table:formula="of:=3*SIN([.B11])" office:value-type="float" office:value="-2.56080746295173" calcext:value-type="float">
            <text:p>-2,56080746295173</text:p>
          </table:table-cell>
          <table:table-cell table:formula="of:=[.Q9] + 0.5" office:value-type="float" office:value="-10" calcext:value-type="float">
            <text:p>-10</text:p>
          </table:table-cell>
          <table:table-cell table:number-columns-repeated="8"/>
        </table:table-row>
        <table:table-row table:style-name="ro1">
          <table:table-cell table:formula="of:=[.A10] + 0.5" office:value-type="float" office:value="-10.4476401224402" calcext:value-type="float">
            <text:p>-10,4476401224402</text:p>
          </table:table-cell>
          <table:table-cell table:formula="of:=[.B10] + 0.5" office:value-type="float" office:value="-7.30604746885038" calcext:value-type="float">
            <text:p>-7,30604746885038</text:p>
          </table:table-cell>
          <table:table-cell table:formula="of:=3*COS([.A11])" office:value-type="float" office:value="-1.56277481989271" calcext:value-type="float">
            <text:p>-1,56277481989271</text:p>
          </table:table-cell>
          <table:table-cell table:formula="of:=3*SIN([.A11])" office:value-type="float" office:value="2.56080746295173" calcext:value-type="float">
            <text:p>2,56080746295173</text:p>
          </table:table-cell>
          <table:table-cell table:formula="of:=[.E10] + 0.5" office:value-type="float" office:value="-10" calcext:value-type="float">
            <text:p>-10</text:p>
          </table:table-cell>
          <table:table-cell office:value-type="string" calcext:value-type="string">
            <text:p>;</text:p>
          </table:table-cell>
          <table:table-cell table:formula="of:=3*COS([.A12])" office:value-type="float" office:value="-2.59918042728651" calcext:value-type="float">
            <text:p>-2,59918042728651</text:p>
          </table:table-cell>
          <table:table-cell table:formula="of:=3*SIN([.A12])" office:value-type="float" office:value="1.49808581410102" calcext:value-type="float">
            <text:p>1,49808581410102</text:p>
          </table:table-cell>
          <table:table-cell table:formula="of:=[.I10] + 0.5" office:value-type="float" office:value="-9.5" calcext:value-type="float">
            <text:p>-9,5</text:p>
          </table:table-cell>
          <table:table-cell office:value-type="string" calcext:value-type="string">
            <text:p>|</text:p>
          </table:table-cell>
          <table:table-cell table:formula="of:=3*COS([.B11])" office:value-type="float" office:value="1.56277481989271" calcext:value-type="float">
            <text:p>1,56277481989271</text:p>
          </table:table-cell>
          <table:table-cell table:formula="of:=3*SIN([.B11])" office:value-type="float" office:value="-2.56080746295173" calcext:value-type="float">
            <text:p>-2,56080746295173</text:p>
          </table:table-cell>
          <table:table-cell table:formula="of:=[.M10] + 0.5" office:value-type="float" office:value="-10" calcext:value-type="float">
            <text:p>-10</text:p>
          </table:table-cell>
          <table:table-cell office:value-type="string" calcext:value-type="string">
            <text:p>;</text:p>
          </table:table-cell>
          <table:table-cell table:formula="of:=3*COS([.B12])" office:value-type="float" office:value="2.59918042728651" calcext:value-type="float">
            <text:p>2,59918042728651</text:p>
          </table:table-cell>
          <table:table-cell table:formula="of:=3*SIN([.B12])" office:value-type="float" office:value="-1.49808581410102" calcext:value-type="float">
            <text:p>-1,49808581410102</text:p>
          </table:table-cell>
          <table:table-cell table:formula="of:=[.Q10] + 0.5" office:value-type="float" office:value="-9.5" calcext:value-type="float">
            <text:p>-9,5</text:p>
          </table:table-cell>
          <table:table-cell table:number-columns-repeated="8"/>
        </table:table-row>
        <table:table-row table:style-name="ro1">
          <table:table-cell table:formula="of:=[.A11] + 0.5" office:value-type="float" office:value="-9.94764012244017" calcext:value-type="float">
            <text:p>-9,94764012244017</text:p>
          </table:table-cell>
          <table:table-cell table:formula="of:=[.B11] + 0.5" office:value-type="float" office:value="-6.80604746885038" calcext:value-type="float">
            <text:p>-6,80604746885038</text:p>
          </table:table-cell>
          <table:table-cell table:formula="of:=3*COS([.A12])" office:value-type="float" office:value="-2.59918042728651" calcext:value-type="float">
            <text:p>-2,59918042728651</text:p>
          </table:table-cell>
          <table:table-cell table:formula="of:=3*SIN([.A12])" office:value-type="float" office:value="1.49808581410102" calcext:value-type="float">
            <text:p>1,49808581410102</text:p>
          </table:table-cell>
          <table:table-cell table:formula="of:=[.E11] + 0.5" office:value-type="float" office:value="-9.5" calcext:value-type="float">
            <text:p>-9,5</text:p>
          </table:table-cell>
          <table:table-cell office:value-type="string" calcext:value-type="string">
            <text:p>;</text:p>
          </table:table-cell>
          <table:table-cell table:formula="of:=3*COS([.A13])" office:value-type="float" office:value="-2.99921601649411" calcext:value-type="float">
            <text:p>-2,99921601649411</text:p>
          </table:table-cell>
          <table:table-cell table:formula="of:=3*SIN([.A13])" office:value-type="float" office:value="0.068580510389057" calcext:value-type="float">
            <text:p>0,068580510389057</text:p>
          </table:table-cell>
          <table:table-cell table:formula="of:=[.I11] + 0.5" office:value-type="float" office:value="-9" calcext:value-type="float">
            <text:p>-9</text:p>
          </table:table-cell>
          <table:table-cell office:value-type="string" calcext:value-type="string">
            <text:p>|</text:p>
          </table:table-cell>
          <table:table-cell table:formula="of:=3*COS([.B12])" office:value-type="float" office:value="2.59918042728651" calcext:value-type="float">
            <text:p>2,59918042728651</text:p>
          </table:table-cell>
          <table:table-cell table:formula="of:=3*SIN([.B12])" office:value-type="float" office:value="-1.49808581410102" calcext:value-type="float">
            <text:p>-1,49808581410102</text:p>
          </table:table-cell>
          <table:table-cell table:formula="of:=[.M11] + 0.5" office:value-type="float" office:value="-9.5" calcext:value-type="float">
            <text:p>-9,5</text:p>
          </table:table-cell>
          <table:table-cell office:value-type="string" calcext:value-type="string">
            <text:p>;</text:p>
          </table:table-cell>
          <table:table-cell table:formula="of:=3*COS([.B13])" office:value-type="float" office:value="2.99921601649411" calcext:value-type="float">
            <text:p>2,99921601649411</text:p>
          </table:table-cell>
          <table:table-cell table:formula="of:=3*SIN([.B13])" office:value-type="float" office:value="-0.0685805103890573" calcext:value-type="float">
            <text:p>-0,0685805103890573</text:p>
          </table:table-cell>
          <table:table-cell table:formula="of:=[.Q11] + 0.5" office:value-type="float" office:value="-9" calcext:value-type="float">
            <text:p>-9</text:p>
          </table:table-cell>
          <table:table-cell table:number-columns-repeated="8"/>
        </table:table-row>
        <table:table-row table:style-name="ro1">
          <table:table-cell table:formula="of:=[.A12] + 0.5" office:value-type="float" office:value="-9.44764012244017" calcext:value-type="float">
            <text:p>-9,44764012244017</text:p>
          </table:table-cell>
          <table:table-cell table:formula="of:=[.B12] + 0.5" office:value-type="float" office:value="-6.30604746885038" calcext:value-type="float">
            <text:p>-6,30604746885038</text:p>
          </table:table-cell>
          <table:table-cell table:formula="of:=3*COS([.A13])" office:value-type="float" office:value="-2.99921601649411" calcext:value-type="float">
            <text:p>-2,99921601649411</text:p>
          </table:table-cell>
          <table:table-cell table:formula="of:=3*SIN([.A13])" office:value-type="float" office:value="0.068580510389057" calcext:value-type="float">
            <text:p>0,068580510389057</text:p>
          </table:table-cell>
          <table:table-cell table:formula="of:=[.E12] + 0.5" office:value-type="float" office:value="-9" calcext:value-type="float">
            <text:p>-9</text:p>
          </table:table-cell>
          <table:table-cell office:value-type="string" calcext:value-type="string">
            <text:p>;</text:p>
          </table:table-cell>
          <table:table-cell table:formula="of:=3*COS([.A14])" office:value-type="float" office:value="-2.66493892354856" calcext:value-type="float">
            <text:p>-2,66493892354856</text:p>
          </table:table-cell>
          <table:table-cell table:formula="of:=3*SIN([.A14])" office:value-type="float" office:value="-1.37771569409506" calcext:value-type="float">
            <text:p>-1,37771569409506</text:p>
          </table:table-cell>
          <table:table-cell table:formula="of:=[.I12] + 0.5" office:value-type="float" office:value="-8.5" calcext:value-type="float">
            <text:p>-8,5</text:p>
          </table:table-cell>
          <table:table-cell office:value-type="string" calcext:value-type="string">
            <text:p>|</text:p>
          </table:table-cell>
          <table:table-cell table:formula="of:=3*COS([.B13])" office:value-type="float" office:value="2.99921601649411" calcext:value-type="float">
            <text:p>2,99921601649411</text:p>
          </table:table-cell>
          <table:table-cell table:formula="of:=3*SIN([.B13])" office:value-type="float" office:value="-0.0685805103890573" calcext:value-type="float">
            <text:p>-0,0685805103890573</text:p>
          </table:table-cell>
          <table:table-cell table:formula="of:=[.M12] + 0.5" office:value-type="float" office:value="-9" calcext:value-type="float">
            <text:p>-9</text:p>
          </table:table-cell>
          <table:table-cell office:value-type="string" calcext:value-type="string">
            <text:p>;</text:p>
          </table:table-cell>
          <table:table-cell table:formula="of:=3*COS([.B14])" office:value-type="float" office:value="2.66493892354856" calcext:value-type="float">
            <text:p>2,66493892354856</text:p>
          </table:table-cell>
          <table:table-cell table:formula="of:=3*SIN([.B14])" office:value-type="float" office:value="1.37771569409506" calcext:value-type="float">
            <text:p>1,37771569409506</text:p>
          </table:table-cell>
          <table:table-cell table:formula="of:=[.Q12] + 0.5" office:value-type="float" office:value="-8.5" calcext:value-type="float">
            <text:p>-8,5</text:p>
          </table:table-cell>
          <table:table-cell office:value-type="string" calcext:value-type="string">
            <text:p>|</text:p>
          </table:table-cell>
          <table:table-cell table:formula="of:=3*COS([.A13])" office:value-type="float" office:value="-2.99921601649411" calcext:value-type="float">
            <text:p>-2,99921601649411</text:p>
          </table:table-cell>
          <table:table-cell table:formula="of:=3*SIN([.A13])" office:value-type="float" office:value="0.068580510389057" calcext:value-type="float">
            <text:p>0,06858051038905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;</text:p>
          </table:table-cell>
          <table:table-cell table:formula="of:=3*COS([.B13])" office:value-type="float" office:value="2.99921601649411" calcext:value-type="float">
            <text:p>2,99921601649411</text:p>
          </table:table-cell>
          <table:table-cell table:formula="of:=3*SIN([.B13])" office:value-type="float" office:value="-0.0685805103890573" calcext:value-type="float">
            <text:p>-0,068580510389057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formula="of:=[.A13] + 0.5" office:value-type="float" office:value="-8.94764012244017" calcext:value-type="float">
            <text:p>-8,94764012244017</text:p>
          </table:table-cell>
          <table:table-cell table:formula="of:=[.B13] + 0.5" office:value-type="float" office:value="-5.80604746885038" calcext:value-type="float">
            <text:p>-5,80604746885038</text:p>
          </table:table-cell>
          <table:table-cell table:formula="of:=3*COS([.A14])" office:value-type="float" office:value="-2.66493892354856" calcext:value-type="float">
            <text:p>-2,66493892354856</text:p>
          </table:table-cell>
          <table:table-cell table:formula="of:=3*SIN([.A14])" office:value-type="float" office:value="-1.37771569409506" calcext:value-type="float">
            <text:p>-1,37771569409506</text:p>
          </table:table-cell>
          <table:table-cell table:formula="of:=[.E13] + 0.5" office:value-type="float" office:value="-8.5" calcext:value-type="float">
            <text:p>-8,5</text:p>
          </table:table-cell>
          <table:table-cell office:value-type="string" calcext:value-type="string">
            <text:p>;</text:p>
          </table:table-cell>
          <table:table-cell table:formula="of:=3*COS([.A15])" office:value-type="float" office:value="-1.67819183912413" calcext:value-type="float">
            <text:p>-1,67819183912413</text:p>
          </table:table-cell>
          <table:table-cell table:formula="of:=3*SIN([.A15])" office:value-type="float" office:value="-2.48669904715009" calcext:value-type="float">
            <text:p>-2,48669904715009</text:p>
          </table:table-cell>
          <table:table-cell table:formula="of:=[.I13] + 0.5" office:value-type="float" office:value="-8" calcext:value-type="float">
            <text:p>-8</text:p>
          </table:table-cell>
          <table:table-cell office:value-type="string" calcext:value-type="string">
            <text:p>|</text:p>
          </table:table-cell>
          <table:table-cell table:formula="of:=3*COS([.B14])" office:value-type="float" office:value="2.66493892354856" calcext:value-type="float">
            <text:p>2,66493892354856</text:p>
          </table:table-cell>
          <table:table-cell table:formula="of:=3*SIN([.B14])" office:value-type="float" office:value="1.37771569409506" calcext:value-type="float">
            <text:p>1,37771569409506</text:p>
          </table:table-cell>
          <table:table-cell table:formula="of:=[.M13] + 0.5" office:value-type="float" office:value="-8.5" calcext:value-type="float">
            <text:p>-8,5</text:p>
          </table:table-cell>
          <table:table-cell office:value-type="string" calcext:value-type="string">
            <text:p>;</text:p>
          </table:table-cell>
          <table:table-cell table:formula="of:=3*COS([.B15])" office:value-type="float" office:value="1.67819183912413" calcext:value-type="float">
            <text:p>1,67819183912413</text:p>
          </table:table-cell>
          <table:table-cell table:formula="of:=3*SIN([.B15])" office:value-type="float" office:value="2.48669904715009" calcext:value-type="float">
            <text:p>2,48669904715009</text:p>
          </table:table-cell>
          <table:table-cell table:formula="of:=[.Q13] + 0.5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table:formula="of:=[.A14] + 0.5" office:value-type="float" office:value="-8.44764012244017" calcext:value-type="float">
            <text:p>-8,44764012244017</text:p>
          </table:table-cell>
          <table:table-cell table:formula="of:=[.B14] + 0.5" office:value-type="float" office:value="-5.30604746885038" calcext:value-type="float">
            <text:p>-5,30604746885038</text:p>
          </table:table-cell>
          <table:table-cell table:formula="of:=3*COS([.A15])" office:value-type="float" office:value="-1.67819183912413" calcext:value-type="float">
            <text:p>-1,67819183912413</text:p>
          </table:table-cell>
          <table:table-cell table:formula="of:=3*SIN([.A15])" office:value-type="float" office:value="-2.48669904715009" calcext:value-type="float">
            <text:p>-2,48669904715009</text:p>
          </table:table-cell>
          <table:table-cell table:formula="of:=[.E14] + 0.5" office:value-type="float" office:value="-8" calcext:value-type="float">
            <text:p>-8</text:p>
          </table:table-cell>
          <table:table-cell office:value-type="string" calcext:value-type="string">
            <text:p>;</text:p>
          </table:table-cell>
          <table:table-cell table:formula="of:=3*COS([.A16])" office:value-type="float" office:value="-0.28056486349558" calcext:value-type="float">
            <text:p>-0,28056486349558</text:p>
          </table:table-cell>
          <table:table-cell table:formula="of:=3*SIN([.A16])" office:value-type="float" office:value="-2.98685174680159" calcext:value-type="float">
            <text:p>-2,98685174680159</text:p>
          </table:table-cell>
          <table:table-cell table:formula="of:=[.I14] + 0.5" office:value-type="float" office:value="-7.5" calcext:value-type="float">
            <text:p>-7,5</text:p>
          </table:table-cell>
          <table:table-cell office:value-type="string" calcext:value-type="string">
            <text:p>|</text:p>
          </table:table-cell>
          <table:table-cell table:formula="of:=3*COS([.B15])" office:value-type="float" office:value="1.67819183912413" calcext:value-type="float">
            <text:p>1,67819183912413</text:p>
          </table:table-cell>
          <table:table-cell table:formula="of:=3*SIN([.B15])" office:value-type="float" office:value="2.48669904715009" calcext:value-type="float">
            <text:p>2,48669904715009</text:p>
          </table:table-cell>
          <table:table-cell table:formula="of:=[.M14] + 0.5" office:value-type="float" office:value="-8" calcext:value-type="float">
            <text:p>-8</text:p>
          </table:table-cell>
          <table:table-cell office:value-type="string" calcext:value-type="string">
            <text:p>;</text:p>
          </table:table-cell>
          <table:table-cell table:formula="of:=3*COS([.B16])" office:value-type="float" office:value="0.28056486349558" calcext:value-type="float">
            <text:p>0,28056486349558</text:p>
          </table:table-cell>
          <table:table-cell table:formula="of:=3*SIN([.B16])" office:value-type="float" office:value="2.98685174680159" calcext:value-type="float">
            <text:p>2,98685174680159</text:p>
          </table:table-cell>
          <table:table-cell table:formula="of:=[.Q14] + 0.5" office:value-type="float" office:value="-7.5" calcext:value-type="float">
            <text:p>-7,5</text:p>
          </table:table-cell>
          <table:table-cell table:number-columns-repeated="8"/>
        </table:table-row>
        <table:table-row table:style-name="ro1">
          <table:table-cell table:formula="of:=[.A15] + 0.5" office:value-type="float" office:value="-7.94764012244017" calcext:value-type="float">
            <text:p>-7,94764012244017</text:p>
          </table:table-cell>
          <table:table-cell table:formula="of:=[.B15] + 0.5" office:value-type="float" office:value="-4.80604746885038" calcext:value-type="float">
            <text:p>-4,80604746885038</text:p>
          </table:table-cell>
          <table:table-cell table:formula="of:=3*COS([.A16])" office:value-type="float" office:value="-0.28056486349558" calcext:value-type="float">
            <text:p>-0,28056486349558</text:p>
          </table:table-cell>
          <table:table-cell table:formula="of:=3*SIN([.A16])" office:value-type="float" office:value="-2.98685174680159" calcext:value-type="float">
            <text:p>-2,98685174680159</text:p>
          </table:table-cell>
          <table:table-cell table:formula="of:=[.E15] + 0.5" office:value-type="float" office:value="-7.5" calcext:value-type="float">
            <text:p>-7,5</text:p>
          </table:table-cell>
          <table:table-cell office:value-type="string" calcext:value-type="string">
            <text:p>;</text:p>
          </table:table-cell>
          <table:table-cell table:formula="of:=3*COS([.A17])" office:value-type="float" office:value="1.18575417575838" calcext:value-type="float">
            <text:p>1,18575417575838</text:p>
          </table:table-cell>
          <table:table-cell table:formula="of:=3*SIN([.A17])" office:value-type="float" office:value="-2.75571896873966" calcext:value-type="float">
            <text:p>-2,75571896873966</text:p>
          </table:table-cell>
          <table:table-cell table:formula="of:=[.I15] + 0.5" office:value-type="float" office:value="-7" calcext:value-type="float">
            <text:p>-7</text:p>
          </table:table-cell>
          <table:table-cell office:value-type="string" calcext:value-type="string">
            <text:p>|</text:p>
          </table:table-cell>
          <table:table-cell table:formula="of:=3*COS([.B16])" office:value-type="float" office:value="0.28056486349558" calcext:value-type="float">
            <text:p>0,28056486349558</text:p>
          </table:table-cell>
          <table:table-cell table:formula="of:=3*SIN([.B16])" office:value-type="float" office:value="2.98685174680159" calcext:value-type="float">
            <text:p>2,98685174680159</text:p>
          </table:table-cell>
          <table:table-cell table:formula="of:=[.M15] + 0.5" office:value-type="float" office:value="-7.5" calcext:value-type="float">
            <text:p>-7,5</text:p>
          </table:table-cell>
          <table:table-cell office:value-type="string" calcext:value-type="string">
            <text:p>;</text:p>
          </table:table-cell>
          <table:table-cell table:formula="of:=3*COS([.B17])" office:value-type="float" office:value="-1.18575417575838" calcext:value-type="float">
            <text:p>-1,18575417575838</text:p>
          </table:table-cell>
          <table:table-cell table:formula="of:=3*SIN([.B17])" office:value-type="float" office:value="2.75571896873966" calcext:value-type="float">
            <text:p>2,75571896873966</text:p>
          </table:table-cell>
          <table:table-cell table:formula="of:=[.Q15] + 0.5"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formula="of:=[.A16] + 0.5" office:value-type="float" office:value="-7.44764012244017" calcext:value-type="float">
            <text:p>-7,44764012244017</text:p>
          </table:table-cell>
          <table:table-cell table:formula="of:=[.B16] + 0.5" office:value-type="float" office:value="-4.30604746885038" calcext:value-type="float">
            <text:p>-4,30604746885038</text:p>
          </table:table-cell>
          <table:table-cell table:formula="of:=3*COS([.A17])" office:value-type="float" office:value="1.18575417575838" calcext:value-type="float">
            <text:p>1,18575417575838</text:p>
          </table:table-cell>
          <table:table-cell table:formula="of:=3*SIN([.A17])" office:value-type="float" office:value="-2.75571896873966" calcext:value-type="float">
            <text:p>-2,75571896873966</text:p>
          </table:table-cell>
          <table:table-cell table:formula="of:=[.E16] + 0.5" office:value-type="float" office:value="-7" calcext:value-type="float">
            <text:p>-7</text:p>
          </table:table-cell>
          <table:table-cell office:value-type="string" calcext:value-type="string">
            <text:p>;</text:p>
          </table:table-cell>
          <table:table-cell table:formula="of:=3*COS([.A18])" office:value-type="float" office:value="2.36175923816408" calcext:value-type="float">
            <text:p>2,36175923816408</text:p>
          </table:table-cell>
          <table:table-cell table:formula="of:=3*SIN([.A18])" office:value-type="float" office:value="-1.8498900780713" calcext:value-type="float">
            <text:p>-1,8498900780713</text:p>
          </table:table-cell>
          <table:table-cell table:formula="of:=[.I16] + 0.5" office:value-type="float" office:value="-6.5" calcext:value-type="float">
            <text:p>-6,5</text:p>
          </table:table-cell>
          <table:table-cell office:value-type="string" calcext:value-type="string">
            <text:p>|</text:p>
          </table:table-cell>
          <table:table-cell table:formula="of:=3*COS([.B17])" office:value-type="float" office:value="-1.18575417575838" calcext:value-type="float">
            <text:p>-1,18575417575838</text:p>
          </table:table-cell>
          <table:table-cell table:formula="of:=3*SIN([.B17])" office:value-type="float" office:value="2.75571896873966" calcext:value-type="float">
            <text:p>2,75571896873966</text:p>
          </table:table-cell>
          <table:table-cell table:formula="of:=[.M16] + 0.5" office:value-type="float" office:value="-7" calcext:value-type="float">
            <text:p>-7</text:p>
          </table:table-cell>
          <table:table-cell office:value-type="string" calcext:value-type="string">
            <text:p>;</text:p>
          </table:table-cell>
          <table:table-cell table:formula="of:=3*COS([.B18])" office:value-type="float" office:value="-2.36175923816408" calcext:value-type="float">
            <text:p>-2,36175923816408</text:p>
          </table:table-cell>
          <table:table-cell table:formula="of:=3*SIN([.B18])" office:value-type="float" office:value="1.8498900780713" calcext:value-type="float">
            <text:p>1,8498900780713</text:p>
          </table:table-cell>
          <table:table-cell table:formula="of:=[.Q16] + 0.5" office:value-type="float" office:value="-6.5" calcext:value-type="float">
            <text:p>-6,5</text:p>
          </table:table-cell>
          <table:table-cell office:value-type="string" calcext:value-type="string">
            <text:p>|</text:p>
          </table:table-cell>
          <table:table-cell table:formula="of:=3*COS([.A17])" office:value-type="float" office:value="1.18575417575838" calcext:value-type="float">
            <text:p>1,18575417575838</text:p>
          </table:table-cell>
          <table:table-cell table:formula="of:=3*SIN([.A17])" office:value-type="float" office:value="-2.75571896873966" calcext:value-type="float">
            <text:p>-2,75571896873966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;</text:p>
          </table:table-cell>
          <table:table-cell table:formula="of:=3*COS([.B17])" office:value-type="float" office:value="-1.18575417575838" calcext:value-type="float">
            <text:p>-1,18575417575838</text:p>
          </table:table-cell>
          <table:table-cell table:formula="of:=3*SIN([.B17])" office:value-type="float" office:value="2.75571896873966" calcext:value-type="float">
            <text:p>2,7557189687396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[.A17] + 0.5" office:value-type="float" office:value="-6.94764012244017" calcext:value-type="float">
            <text:p>-6,94764012244017</text:p>
          </table:table-cell>
          <table:table-cell table:formula="of:=[.B17] + 0.5" office:value-type="float" office:value="-3.80604746885038" calcext:value-type="float">
            <text:p>-3,80604746885038</text:p>
          </table:table-cell>
          <table:table-cell table:formula="of:=3*COS([.A18])" office:value-type="float" office:value="2.36175923816408" calcext:value-type="float">
            <text:p>2,36175923816408</text:p>
          </table:table-cell>
          <table:table-cell table:formula="of:=3*SIN([.A18])" office:value-type="float" office:value="-1.8498900780713" calcext:value-type="float">
            <text:p>-1,8498900780713</text:p>
          </table:table-cell>
          <table:table-cell table:formula="of:=[.E17] + 0.5" office:value-type="float" office:value="-6.5" calcext:value-type="float">
            <text:p>-6,5</text:p>
          </table:table-cell>
          <table:table-cell office:value-type="string" calcext:value-type="string">
            <text:p>;</text:p>
          </table:table-cell>
          <table:table-cell table:formula="of:=3*COS([.A19])" office:value-type="float" office:value="2.95952326983419" calcext:value-type="float">
            <text:p>2,95952326983419</text:p>
          </table:table-cell>
          <table:table-cell table:formula="of:=3*SIN([.A19])" office:value-type="float" office:value="-0.491143579119126" calcext:value-type="float">
            <text:p>-0,491143579119126</text:p>
          </table:table-cell>
          <table:table-cell table:formula="of:=[.I17] + 0.5" office:value-type="float" office:value="-6" calcext:value-type="float">
            <text:p>-6</text:p>
          </table:table-cell>
          <table:table-cell office:value-type="string" calcext:value-type="string">
            <text:p>|</text:p>
          </table:table-cell>
          <table:table-cell table:formula="of:=3*COS([.B18])" office:value-type="float" office:value="-2.36175923816408" calcext:value-type="float">
            <text:p>-2,36175923816408</text:p>
          </table:table-cell>
          <table:table-cell table:formula="of:=3*SIN([.B18])" office:value-type="float" office:value="1.8498900780713" calcext:value-type="float">
            <text:p>1,8498900780713</text:p>
          </table:table-cell>
          <table:table-cell table:formula="of:=[.M17] + 0.5" office:value-type="float" office:value="-6.5" calcext:value-type="float">
            <text:p>-6,5</text:p>
          </table:table-cell>
          <table:table-cell office:value-type="string" calcext:value-type="string">
            <text:p>;</text:p>
          </table:table-cell>
          <table:table-cell table:formula="of:=3*COS([.B19])" office:value-type="float" office:value="-2.95952326983419" calcext:value-type="float">
            <text:p>-2,95952326983419</text:p>
          </table:table-cell>
          <table:table-cell table:formula="of:=3*SIN([.B19])" office:value-type="float" office:value="0.491143579119127" calcext:value-type="float">
            <text:p>0,491143579119127</text:p>
          </table:table-cell>
          <table:table-cell table:formula="of:=[.Q17] + 0.5" office:value-type="float" office:value="-6" calcext:value-type="float">
            <text:p>-6</text:p>
          </table:table-cell>
          <table:table-cell table:number-columns-repeated="8"/>
        </table:table-row>
        <table:table-row table:style-name="ro1">
          <table:table-cell table:formula="of:=[.A18] + 0.5" office:value-type="float" office:value="-6.44764012244017" calcext:value-type="float">
            <text:p>-6,44764012244017</text:p>
          </table:table-cell>
          <table:table-cell table:formula="of:=[.B18] + 0.5" office:value-type="float" office:value="-3.30604746885038" calcext:value-type="float">
            <text:p>-3,30604746885038</text:p>
          </table:table-cell>
          <table:table-cell table:formula="of:=3*COS([.A19])" office:value-type="float" office:value="2.95952326983419" calcext:value-type="float">
            <text:p>2,95952326983419</text:p>
          </table:table-cell>
          <table:table-cell table:formula="of:=3*SIN([.A19])" office:value-type="float" office:value="-0.491143579119126" calcext:value-type="float">
            <text:p>-0,491143579119126</text:p>
          </table:table-cell>
          <table:table-cell table:formula="of:=[.E18] + 0.5" office:value-type="float" office:value="-6" calcext:value-type="float">
            <text:p>-6</text:p>
          </table:table-cell>
          <table:table-cell office:value-type="string" calcext:value-type="string">
            <text:p>;</text:p>
          </table:table-cell>
          <table:table-cell table:formula="of:=3*COS([.A20])" office:value-type="float" office:value="2.83269278806644" calcext:value-type="float">
            <text:p>2,83269278806644</text:p>
          </table:table-cell>
          <table:table-cell table:formula="of:=3*SIN([.A20])" office:value-type="float" office:value="0.987851997232559" calcext:value-type="float">
            <text:p>0,987851997232559</text:p>
          </table:table-cell>
          <table:table-cell table:formula="of:=[.I18] + 0.5" office:value-type="float" office:value="-5.5" calcext:value-type="float">
            <text:p>-5,5</text:p>
          </table:table-cell>
          <table:table-cell office:value-type="string" calcext:value-type="string">
            <text:p>|</text:p>
          </table:table-cell>
          <table:table-cell table:formula="of:=3*COS([.B19])" office:value-type="float" office:value="-2.95952326983419" calcext:value-type="float">
            <text:p>-2,95952326983419</text:p>
          </table:table-cell>
          <table:table-cell table:formula="of:=3*SIN([.B19])" office:value-type="float" office:value="0.491143579119127" calcext:value-type="float">
            <text:p>0,491143579119127</text:p>
          </table:table-cell>
          <table:table-cell table:formula="of:=[.M18] + 0.5" office:value-type="float" office:value="-6" calcext:value-type="float">
            <text:p>-6</text:p>
          </table:table-cell>
          <table:table-cell office:value-type="string" calcext:value-type="string">
            <text:p>;</text:p>
          </table:table-cell>
          <table:table-cell table:formula="of:=3*COS([.B20])" office:value-type="float" office:value="-2.83269278806644" calcext:value-type="float">
            <text:p>-2,83269278806644</text:p>
          </table:table-cell>
          <table:table-cell table:formula="of:=3*SIN([.B20])" office:value-type="float" office:value="-0.987851997232558" calcext:value-type="float">
            <text:p>-0,987851997232558</text:p>
          </table:table-cell>
          <table:table-cell table:formula="of:=[.Q18] + 0.5" office:value-type="float" office:value="-5.5" calcext:value-type="float">
            <text:p>-5,5</text:p>
          </table:table-cell>
          <table:table-cell table:number-columns-repeated="8"/>
        </table:table-row>
        <table:table-row table:style-name="ro1">
          <table:table-cell table:formula="of:=[.A19] + 0.5" office:value-type="float" office:value="-5.94764012244017" calcext:value-type="float">
            <text:p>-5,94764012244017</text:p>
          </table:table-cell>
          <table:table-cell table:formula="of:=[.B19] + 0.5" office:value-type="float" office:value="-2.80604746885038" calcext:value-type="float">
            <text:p>-2,80604746885038</text:p>
          </table:table-cell>
          <table:table-cell table:formula="of:=3*COS([.A20])" office:value-type="float" office:value="2.83269278806644" calcext:value-type="float">
            <text:p>2,83269278806644</text:p>
          </table:table-cell>
          <table:table-cell table:formula="of:=3*SIN([.A20])" office:value-type="float" office:value="0.987851997232559" calcext:value-type="float">
            <text:p>0,987851997232559</text:p>
          </table:table-cell>
          <table:table-cell table:formula="of:=[.E19] + 0.5" office:value-type="float" office:value="-5.5" calcext:value-type="float">
            <text:p>-5,5</text:p>
          </table:table-cell>
          <table:table-cell office:value-type="string" calcext:value-type="string">
            <text:p>;</text:p>
          </table:table-cell>
          <table:table-cell table:formula="of:=3*COS([.A21])" office:value-type="float" office:value="2.01232031816528" calcext:value-type="float">
            <text:p>2,01232031816528</text:p>
          </table:table-cell>
          <table:table-cell table:formula="of:=3*SIN([.A21])" office:value-type="float" office:value="2.22498695211887" calcext:value-type="float">
            <text:p>2,22498695211887</text:p>
          </table:table-cell>
          <table:table-cell table:formula="of:=[.I19] + 0.5" office:value-type="float" office:value="-5" calcext:value-type="float">
            <text:p>-5</text:p>
          </table:table-cell>
          <table:table-cell office:value-type="string" calcext:value-type="string">
            <text:p>|</text:p>
          </table:table-cell>
          <table:table-cell table:formula="of:=3*COS([.B20])" office:value-type="float" office:value="-2.83269278806644" calcext:value-type="float">
            <text:p>-2,83269278806644</text:p>
          </table:table-cell>
          <table:table-cell table:formula="of:=3*SIN([.B20])" office:value-type="float" office:value="-0.987851997232558" calcext:value-type="float">
            <text:p>-0,987851997232558</text:p>
          </table:table-cell>
          <table:table-cell table:formula="of:=[.M19] + 0.5" office:value-type="float" office:value="-5.5" calcext:value-type="float">
            <text:p>-5,5</text:p>
          </table:table-cell>
          <table:table-cell office:value-type="string" calcext:value-type="string">
            <text:p>;</text:p>
          </table:table-cell>
          <table:table-cell table:formula="of:=3*COS([.B21])" office:value-type="float" office:value="-2.01232031816528" calcext:value-type="float">
            <text:p>-2,01232031816528</text:p>
          </table:table-cell>
          <table:table-cell table:formula="of:=3*SIN([.B21])" office:value-type="float" office:value="-2.22498695211887" calcext:value-type="float">
            <text:p>-2,22498695211887</text:p>
          </table:table-cell>
          <table:table-cell table:formula="of:=[.Q19] + 0.5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table:formula="of:=[.A20] + 0.5" office:value-type="float" office:value="-5.44764012244017" calcext:value-type="float">
            <text:p>-5,44764012244017</text:p>
          </table:table-cell>
          <table:table-cell table:formula="of:=[.B20] + 0.5" office:value-type="float" office:value="-2.30604746885038" calcext:value-type="float">
            <text:p>-2,30604746885038</text:p>
          </table:table-cell>
          <table:table-cell table:formula="of:=3*COS([.A21])" office:value-type="float" office:value="2.01232031816528" calcext:value-type="float">
            <text:p>2,01232031816528</text:p>
          </table:table-cell>
          <table:table-cell table:formula="of:=3*SIN([.A21])" office:value-type="float" office:value="2.22498695211887" calcext:value-type="float">
            <text:p>2,22498695211887</text:p>
          </table:table-cell>
          <table:table-cell table:formula="of:=[.E20] + 0.5" office:value-type="float" office:value="-5" calcext:value-type="float">
            <text:p>-5</text:p>
          </table:table-cell>
          <table:table-cell office:value-type="string" calcext:value-type="string">
            <text:p>;</text:p>
          </table:table-cell>
          <table:table-cell table:formula="of:=3*COS([.A22])" office:value-type="float" office:value="0.699261652252621" calcext:value-type="float">
            <text:p>0,699261652252621</text:p>
          </table:table-cell>
          <table:table-cell table:formula="of:=3*SIN([.A22])" office:value-type="float" office:value="2.9173675019937" calcext:value-type="float">
            <text:p>2,9173675019937</text:p>
          </table:table-cell>
          <table:table-cell table:formula="of:=[.I20] + 0.5" office:value-type="float" office:value="-4.5" calcext:value-type="float">
            <text:p>-4,5</text:p>
          </table:table-cell>
          <table:table-cell office:value-type="string" calcext:value-type="string">
            <text:p>|</text:p>
          </table:table-cell>
          <table:table-cell table:formula="of:=3*COS([.B21])" office:value-type="float" office:value="-2.01232031816528" calcext:value-type="float">
            <text:p>-2,01232031816528</text:p>
          </table:table-cell>
          <table:table-cell table:formula="of:=3*SIN([.B21])" office:value-type="float" office:value="-2.22498695211887" calcext:value-type="float">
            <text:p>-2,22498695211887</text:p>
          </table:table-cell>
          <table:table-cell table:formula="of:=[.M20] + 0.5" office:value-type="float" office:value="-5" calcext:value-type="float">
            <text:p>-5</text:p>
          </table:table-cell>
          <table:table-cell office:value-type="string" calcext:value-type="string">
            <text:p>;</text:p>
          </table:table-cell>
          <table:table-cell table:formula="of:=3*COS([.B22])" office:value-type="float" office:value="-0.699261652252621" calcext:value-type="float">
            <text:p>-0,699261652252621</text:p>
          </table:table-cell>
          <table:table-cell table:formula="of:=3*SIN([.B22])" office:value-type="float" office:value="-2.9173675019937" calcext:value-type="float">
            <text:p>-2,9173675019937</text:p>
          </table:table-cell>
          <table:table-cell table:formula="of:=[.Q20] + 0.5" office:value-type="float" office:value="-4.5" calcext:value-type="float">
            <text:p>-4,5</text:p>
          </table:table-cell>
          <table:table-cell office:value-type="string" calcext:value-type="string">
            <text:p>|</text:p>
          </table:table-cell>
          <table:table-cell table:formula="of:=3*COS([.A21])" office:value-type="float" office:value="2.01232031816528" calcext:value-type="float">
            <text:p>2,01232031816528</text:p>
          </table:table-cell>
          <table:table-cell table:formula="of:=3*SIN([.A21])" office:value-type="float" office:value="2.22498695211887" calcext:value-type="float">
            <text:p>2,22498695211887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;</text:p>
          </table:table-cell>
          <table:table-cell table:formula="of:=3*COS([.B21])" office:value-type="float" office:value="-2.01232031816528" calcext:value-type="float">
            <text:p>-2,01232031816528</text:p>
          </table:table-cell>
          <table:table-cell table:formula="of:=3*SIN([.B21])" office:value-type="float" office:value="-2.22498695211887" calcext:value-type="float">
            <text:p>-2,2249869521188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formula="of:=[.A21] + 0.5" office:value-type="float" office:value="-4.94764012244017" calcext:value-type="float">
            <text:p>-4,94764012244017</text:p>
          </table:table-cell>
          <table:table-cell table:formula="of:=[.B21] + 0.5" office:value-type="float" office:value="-1.80604746885038" calcext:value-type="float">
            <text:p>-1,80604746885038</text:p>
          </table:table-cell>
          <table:table-cell table:formula="of:=3*COS([.A22])" office:value-type="float" office:value="0.699261652252621" calcext:value-type="float">
            <text:p>0,699261652252621</text:p>
          </table:table-cell>
          <table:table-cell table:formula="of:=3*SIN([.A22])" office:value-type="float" office:value="2.9173675019937" calcext:value-type="float">
            <text:p>2,9173675019937</text:p>
          </table:table-cell>
          <table:table-cell table:formula="of:=[.E21] + 0.5" office:value-type="float" office:value="-4.5" calcext:value-type="float">
            <text:p>-4,5</text:p>
          </table:table-cell>
          <table:table-cell office:value-type="string" calcext:value-type="string">
            <text:p>;</text:p>
          </table:table-cell>
          <table:table-cell table:formula="of:=3*COS([.A23])" office:value-type="float" office:value="-0.785000653734176" calcext:value-type="float">
            <text:p>-0,785000653734176</text:p>
          </table:table-cell>
          <table:table-cell table:formula="of:=3*SIN([.A23])" office:value-type="float" office:value="2.89547474063182" calcext:value-type="float">
            <text:p>2,89547474063182</text:p>
          </table:table-cell>
          <table:table-cell table:formula="of:=[.I21] + 0.5" office:value-type="float" office:value="-4" calcext:value-type="float">
            <text:p>-4</text:p>
          </table:table-cell>
          <table:table-cell office:value-type="string" calcext:value-type="string">
            <text:p>|</text:p>
          </table:table-cell>
          <table:table-cell table:formula="of:=3*COS([.B22])" office:value-type="float" office:value="-0.699261652252621" calcext:value-type="float">
            <text:p>-0,699261652252621</text:p>
          </table:table-cell>
          <table:table-cell table:formula="of:=3*SIN([.B22])" office:value-type="float" office:value="-2.9173675019937" calcext:value-type="float">
            <text:p>-2,9173675019937</text:p>
          </table:table-cell>
          <table:table-cell table:formula="of:=[.M21] + 0.5" office:value-type="float" office:value="-4.5" calcext:value-type="float">
            <text:p>-4,5</text:p>
          </table:table-cell>
          <table:table-cell office:value-type="string" calcext:value-type="string">
            <text:p>;</text:p>
          </table:table-cell>
          <table:table-cell table:formula="of:=3*COS([.B23])" office:value-type="float" office:value="0.785000653734175" calcext:value-type="float">
            <text:p>0,785000653734175</text:p>
          </table:table-cell>
          <table:table-cell table:formula="of:=3*SIN([.B23])" office:value-type="float" office:value="-2.89547474063182" calcext:value-type="float">
            <text:p>-2,89547474063182</text:p>
          </table:table-cell>
          <table:table-cell table:formula="of:=[.Q21] + 0.5"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table:formula="of:=[.A22] + 0.5" office:value-type="float" office:value="-4.44764012244017" calcext:value-type="float">
            <text:p>-4,44764012244017</text:p>
          </table:table-cell>
          <table:table-cell table:formula="of:=[.B22] + 0.5" office:value-type="float" office:value="-1.30604746885038" calcext:value-type="float">
            <text:p>-1,30604746885038</text:p>
          </table:table-cell>
          <table:table-cell table:formula="of:=3*COS([.A23])" office:value-type="float" office:value="-0.785000653734176" calcext:value-type="float">
            <text:p>-0,785000653734176</text:p>
          </table:table-cell>
          <table:table-cell table:formula="of:=3*SIN([.A23])" office:value-type="float" office:value="2.89547474063182" calcext:value-type="float">
            <text:p>2,89547474063182</text:p>
          </table:table-cell>
          <table:table-cell table:formula="of:=[.E22] + 0.5" office:value-type="float" office:value="-4" calcext:value-type="float">
            <text:p>-4</text:p>
          </table:table-cell>
          <table:table-cell office:value-type="string" calcext:value-type="string">
            <text:p>;</text:p>
          </table:table-cell>
          <table:table-cell table:formula="of:=3*COS([.A24])" office:value-type="float" office:value="-2.07706742183193" calcext:value-type="float">
            <text:p>-2,07706742183193</text:p>
          </table:table-cell>
          <table:table-cell table:formula="of:=3*SIN([.A24])" office:value-type="float" office:value="2.16466877955138" calcext:value-type="float">
            <text:p>2,16466877955138</text:p>
          </table:table-cell>
          <table:table-cell table:formula="of:=[.I22] + 0.5" office:value-type="float" office:value="-3.5" calcext:value-type="float">
            <text:p>-3,5</text:p>
          </table:table-cell>
          <table:table-cell office:value-type="string" calcext:value-type="string">
            <text:p>|</text:p>
          </table:table-cell>
          <table:table-cell table:formula="of:=3*COS([.B23])" office:value-type="float" office:value="0.785000653734175" calcext:value-type="float">
            <text:p>0,785000653734175</text:p>
          </table:table-cell>
          <table:table-cell table:formula="of:=3*SIN([.B23])" office:value-type="float" office:value="-2.89547474063182" calcext:value-type="float">
            <text:p>-2,89547474063182</text:p>
          </table:table-cell>
          <table:table-cell table:formula="of:=[.M22] + 0.5" office:value-type="float" office:value="-4" calcext:value-type="float">
            <text:p>-4</text:p>
          </table:table-cell>
          <table:table-cell office:value-type="string" calcext:value-type="string">
            <text:p>;</text:p>
          </table:table-cell>
          <table:table-cell table:formula="of:=3*COS([.B24])" office:value-type="float" office:value="2.07706742183193" calcext:value-type="float">
            <text:p>2,07706742183193</text:p>
          </table:table-cell>
          <table:table-cell table:formula="of:=3*SIN([.B24])" office:value-type="float" office:value="-2.16466877955138" calcext:value-type="float">
            <text:p>-2,16466877955138</text:p>
          </table:table-cell>
          <table:table-cell table:formula="of:=[.Q22] + 0.5" office:value-type="float" office:value="-3.5" calcext:value-type="float">
            <text:p>-3,5</text:p>
          </table:table-cell>
          <table:table-cell table:number-columns-repeated="8"/>
        </table:table-row>
        <table:table-row table:style-name="ro1">
          <table:table-cell table:formula="of:=[.A23] + 0.5" office:value-type="float" office:value="-3.94764012244017" calcext:value-type="float">
            <text:p>-3,94764012244017</text:p>
          </table:table-cell>
          <table:table-cell table:formula="of:=[.B23] + 0.5" office:value-type="float" office:value="-0.806047468850377" calcext:value-type="float">
            <text:p>-0,806047468850377</text:p>
          </table:table-cell>
          <table:table-cell table:formula="of:=3*COS([.A24])" office:value-type="float" office:value="-2.07706742183193" calcext:value-type="float">
            <text:p>-2,07706742183193</text:p>
          </table:table-cell>
          <table:table-cell table:formula="of:=3*SIN([.A24])" office:value-type="float" office:value="2.16466877955138" calcext:value-type="float">
            <text:p>2,16466877955138</text:p>
          </table:table-cell>
          <table:table-cell table:formula="of:=[.E23] + 0.5" office:value-type="float" office:value="-3.5" calcext:value-type="float">
            <text:p>-3,5</text:p>
          </table:table-cell>
          <table:table-cell office:value-type="string" calcext:value-type="string">
            <text:p>;</text:p>
          </table:table-cell>
          <table:table-cell table:formula="of:=3*COS([.A25])" office:value-type="float" office:value="-2.86059564480642" calcext:value-type="float">
            <text:p>-2,86059564480642</text:p>
          </table:table-cell>
          <table:table-cell table:formula="of:=3*SIN([.A25])" office:value-type="float" office:value="0.903876405773788" calcext:value-type="float">
            <text:p>0,903876405773788</text:p>
          </table:table-cell>
          <table:table-cell table:formula="of:=[.I23] + 0.5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COS([.B24])" office:value-type="float" office:value="2.07706742183193" calcext:value-type="float">
            <text:p>2,07706742183193</text:p>
          </table:table-cell>
          <table:table-cell table:formula="of:=3*SIN([.B24])" office:value-type="float" office:value="-2.16466877955138" calcext:value-type="float">
            <text:p>-2,16466877955138</text:p>
          </table:table-cell>
          <table:table-cell table:formula="of:=[.M23] + 0.5" office:value-type="float" office:value="-3.5" calcext:value-type="float">
            <text:p>-3,5</text:p>
          </table:table-cell>
          <table:table-cell office:value-type="string" calcext:value-type="string">
            <text:p>;</text:p>
          </table:table-cell>
          <table:table-cell table:formula="of:=3*COS([.B25])" office:value-type="float" office:value="2.86059564480642" calcext:value-type="float">
            <text:p>2,86059564480642</text:p>
          </table:table-cell>
          <table:table-cell table:formula="of:=3*SIN([.B25])" office:value-type="float" office:value="-0.903876405773788" calcext:value-type="float">
            <text:p>-0,903876405773788</text:p>
          </table:table-cell>
          <table:table-cell table:formula="of:=[.Q23] + 0.5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table:formula="of:=[.A24] + 0.5" office:value-type="float" office:value="-3.44764012244017" calcext:value-type="float">
            <text:p>-3,44764012244017</text:p>
          </table:table-cell>
          <table:table-cell table:formula="of:=[.B24] + 0.5" office:value-type="float" office:value="-0.306047468850377" calcext:value-type="float">
            <text:p>-0,306047468850377</text:p>
          </table:table-cell>
          <table:table-cell table:formula="of:=3*COS([.A25])" office:value-type="float" office:value="-2.86059564480642" calcext:value-type="float">
            <text:p>-2,86059564480642</text:p>
          </table:table-cell>
          <table:table-cell table:formula="of:=3*SIN([.A25])" office:value-type="float" office:value="0.903876405773788" calcext:value-type="float">
            <text:p>0,903876405773788</text:p>
          </table:table-cell>
          <table:table-cell table:formula="of:=[.E24] + 0.5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COS([.A26])" office:value-type="float" office:value="-2.94375028717139" calcext:value-type="float">
            <text:p>-2,94375028717139</text:p>
          </table:table-cell>
          <table:table-cell table:formula="of:=3*SIN([.A26])" office:value-type="float" office:value="-0.578216435928933" calcext:value-type="float">
            <text:p>-0,578216435928933</text:p>
          </table:table-cell>
          <table:table-cell table:formula="of:=[.I24] + 0.5" office:value-type="float" office:value="-2.5" calcext:value-type="float">
            <text:p>-2,5</text:p>
          </table:table-cell>
          <table:table-cell office:value-type="string" calcext:value-type="string">
            <text:p>|</text:p>
          </table:table-cell>
          <table:table-cell table:formula="of:=3*COS([.B25])" office:value-type="float" office:value="2.86059564480642" calcext:value-type="float">
            <text:p>2,86059564480642</text:p>
          </table:table-cell>
          <table:table-cell table:formula="of:=3*SIN([.B25])" office:value-type="float" office:value="-0.903876405773788" calcext:value-type="float">
            <text:p>-0,903876405773788</text:p>
          </table:table-cell>
          <table:table-cell table:formula="of:=[.M24] + 0.5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COS([.B26])" office:value-type="float" office:value="2.94375028717139" calcext:value-type="float">
            <text:p>2,94375028717139</text:p>
          </table:table-cell>
          <table:table-cell table:formula="of:=3*SIN([.B26])" office:value-type="float" office:value="0.578216435928932" calcext:value-type="float">
            <text:p>0,578216435928932</text:p>
          </table:table-cell>
          <table:table-cell table:formula="of:=[.Q24] + 0.5" office:value-type="float" office:value="-2.5" calcext:value-type="float">
            <text:p>-2,5</text:p>
          </table:table-cell>
          <table:table-cell office:value-type="string" calcext:value-type="string">
            <text:p>|</text:p>
          </table:table-cell>
          <table:table-cell table:formula="of:=3*COS([.A25])" office:value-type="float" office:value="-2.86059564480642" calcext:value-type="float">
            <text:p>-2,86059564480642</text:p>
          </table:table-cell>
          <table:table-cell table:formula="of:=3*SIN([.A25])" office:value-type="float" office:value="0.903876405773788" calcext:value-type="float">
            <text:p>0,90387640577378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COS([.B25])" office:value-type="float" office:value="2.86059564480642" calcext:value-type="float">
            <text:p>2,86059564480642</text:p>
          </table:table-cell>
          <table:table-cell table:formula="of:=3*SIN([.B25])" office:value-type="float" office:value="-0.903876405773788" calcext:value-type="float">
            <text:p>-0,90387640577378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25] + 0.5" office:value-type="float" office:value="-2.94764012244017" calcext:value-type="float">
            <text:p>-2,94764012244017</text:p>
          </table:table-cell>
          <table:table-cell table:formula="of:=[.B25] + 0.5" office:value-type="float" office:value="0.193952531149623" calcext:value-type="float">
            <text:p>0,193952531149623</text:p>
          </table:table-cell>
          <table:table-cell table:formula="of:=3*COS([.A26])" office:value-type="float" office:value="-2.94375028717139" calcext:value-type="float">
            <text:p>-2,94375028717139</text:p>
          </table:table-cell>
          <table:table-cell table:formula="of:=3*SIN([.A26])" office:value-type="float" office:value="-0.578216435928933" calcext:value-type="float">
            <text:p>-0,578216435928933</text:p>
          </table:table-cell>
          <table:table-cell table:formula="of:=[.E25] + 0.5" office:value-type="float" office:value="-2.5" calcext:value-type="float">
            <text:p>-2,5</text:p>
          </table:table-cell>
          <table:table-cell office:value-type="string" calcext:value-type="string">
            <text:p>;</text:p>
          </table:table-cell>
          <table:table-cell table:formula="of:=3*COS([.A27])" office:value-type="float" office:value="-2.30617219235636" calcext:value-type="float">
            <text:p>-2,30617219235636</text:p>
          </table:table-cell>
          <table:table-cell table:formula="of:=3*SIN([.A27])" office:value-type="float" office:value="-1.91874172811305" calcext:value-type="float">
            <text:p>-1,91874172811305</text:p>
          </table:table-cell>
          <table:table-cell table:formula="of:=[.I25] + 0.5" office:value-type="float" office:value="-2" calcext:value-type="float">
            <text:p>-2</text:p>
          </table:table-cell>
          <table:table-cell office:value-type="string" calcext:value-type="string">
            <text:p>|</text:p>
          </table:table-cell>
          <table:table-cell table:formula="of:=3*COS([.B26])" office:value-type="float" office:value="2.94375028717139" calcext:value-type="float">
            <text:p>2,94375028717139</text:p>
          </table:table-cell>
          <table:table-cell table:formula="of:=3*SIN([.B26])" office:value-type="float" office:value="0.578216435928932" calcext:value-type="float">
            <text:p>0,578216435928932</text:p>
          </table:table-cell>
          <table:table-cell table:formula="of:=[.M25] + 0.5" office:value-type="float" office:value="-2.5" calcext:value-type="float">
            <text:p>-2,5</text:p>
          </table:table-cell>
          <table:table-cell office:value-type="string" calcext:value-type="string">
            <text:p>;</text:p>
          </table:table-cell>
          <table:table-cell table:formula="of:=3*COS([.B27])" office:value-type="float" office:value="2.30617219235636" calcext:value-type="float">
            <text:p>2,30617219235636</text:p>
          </table:table-cell>
          <table:table-cell table:formula="of:=3*SIN([.B27])" office:value-type="float" office:value="1.91874172811305" calcext:value-type="float">
            <text:p>1,91874172811305</text:p>
          </table:table-cell>
          <table:table-cell table:formula="of:=[.Q25] + 0.5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formula="of:=[.A26] + 0.5" office:value-type="float" office:value="-2.44764012244017" calcext:value-type="float">
            <text:p>-2,44764012244017</text:p>
          </table:table-cell>
          <table:table-cell table:formula="of:=[.B26] + 0.5" office:value-type="float" office:value="0.693952531149623" calcext:value-type="float">
            <text:p>0,693952531149623</text:p>
          </table:table-cell>
          <table:table-cell table:formula="of:=3*COS([.A27])" office:value-type="float" office:value="-2.30617219235636" calcext:value-type="float">
            <text:p>-2,30617219235636</text:p>
          </table:table-cell>
          <table:table-cell table:formula="of:=3*SIN([.A27])" office:value-type="float" office:value="-1.91874172811305" calcext:value-type="float">
            <text:p>-1,91874172811305</text:p>
          </table:table-cell>
          <table:table-cell table:formula="of:=[.E26] + 0.5" office:value-type="float" office:value="-2" calcext:value-type="float">
            <text:p>-2</text:p>
          </table:table-cell>
          <table:table-cell office:value-type="string" calcext:value-type="string">
            <text:p>;</text:p>
          </table:table-cell>
          <table:table-cell table:formula="of:=3*COS([.A28])" office:value-type="float" office:value="-1.10396271428547" calcext:value-type="float">
            <text:p>-1,10396271428547</text:p>
          </table:table-cell>
          <table:table-cell table:formula="of:=3*SIN([.A28])" office:value-type="float" office:value="-2.7894921267979" calcext:value-type="float">
            <text:p>-2,7894921267979</text:p>
          </table:table-cell>
          <table:table-cell table:formula="of:=[.I26] + 0.5" office:value-type="float" office:value="-1.5" calcext:value-type="float">
            <text:p>-1,5</text:p>
          </table:table-cell>
          <table:table-cell office:value-type="string" calcext:value-type="string">
            <text:p>|</text:p>
          </table:table-cell>
          <table:table-cell table:formula="of:=3*COS([.B27])" office:value-type="float" office:value="2.30617219235636" calcext:value-type="float">
            <text:p>2,30617219235636</text:p>
          </table:table-cell>
          <table:table-cell table:formula="of:=3*SIN([.B27])" office:value-type="float" office:value="1.91874172811305" calcext:value-type="float">
            <text:p>1,91874172811305</text:p>
          </table:table-cell>
          <table:table-cell table:formula="of:=[.M26] + 0.5" office:value-type="float" office:value="-2" calcext:value-type="float">
            <text:p>-2</text:p>
          </table:table-cell>
          <table:table-cell office:value-type="string" calcext:value-type="string">
            <text:p>;</text:p>
          </table:table-cell>
          <table:table-cell table:formula="of:=3*COS([.B28])" office:value-type="float" office:value="1.10396271428547" calcext:value-type="float">
            <text:p>1,10396271428547</text:p>
          </table:table-cell>
          <table:table-cell table:formula="of:=3*SIN([.B28])" office:value-type="float" office:value="2.7894921267979" calcext:value-type="float">
            <text:p>2,7894921267979</text:p>
          </table:table-cell>
          <table:table-cell table:formula="of:=[.Q26] + 0.5" office:value-type="float" office:value="-1.5" calcext:value-type="float">
            <text:p>-1,5</text:p>
          </table:table-cell>
          <table:table-cell table:number-columns-repeated="8"/>
        </table:table-row>
        <table:table-row table:style-name="ro1">
          <table:table-cell table:formula="of:=[.A27] + 0.5" office:value-type="float" office:value="-1.94764012244017" calcext:value-type="float">
            <text:p>-1,94764012244017</text:p>
          </table:table-cell>
          <table:table-cell table:formula="of:=[.B27] + 0.5" office:value-type="float" office:value="1.19395253114962" calcext:value-type="float">
            <text:p>1,19395253114962</text:p>
          </table:table-cell>
          <table:table-cell table:formula="of:=3*COS([.A28])" office:value-type="float" office:value="-1.10396271428547" calcext:value-type="float">
            <text:p>-1,10396271428547</text:p>
          </table:table-cell>
          <table:table-cell table:formula="of:=3*SIN([.A28])" office:value-type="float" office:value="-2.7894921267979" calcext:value-type="float">
            <text:p>-2,7894921267979</text:p>
          </table:table-cell>
          <table:table-cell table:formula="of:=[.E27] + 0.5" office:value-type="float" office:value="-1.5" calcext:value-type="float">
            <text:p>-1,5</text:p>
          </table:table-cell>
          <table:table-cell office:value-type="string" calcext:value-type="string">
            <text:p>;</text:p>
          </table:table-cell>
          <table:table-cell table:formula="of:=3*COS([.A29])" office:value-type="float" office:value="0.368535338288174" calcext:value-type="float">
            <text:p>0,368535338288174</text:p>
          </table:table-cell>
          <table:table-cell table:formula="of:=3*SIN([.A29])" office:value-type="float" office:value="-2.97727756590359" calcext:value-type="float">
            <text:p>-2,97727756590359</text:p>
          </table:table-cell>
          <table:table-cell table:formula="of:=[.I27] + 0.5" office:value-type="float" office:value="-1" calcext:value-type="float">
            <text:p>-1</text:p>
          </table:table-cell>
          <table:table-cell office:value-type="string" calcext:value-type="string">
            <text:p>|</text:p>
          </table:table-cell>
          <table:table-cell table:formula="of:=3*COS([.B28])" office:value-type="float" office:value="1.10396271428547" calcext:value-type="float">
            <text:p>1,10396271428547</text:p>
          </table:table-cell>
          <table:table-cell table:formula="of:=3*SIN([.B28])" office:value-type="float" office:value="2.7894921267979" calcext:value-type="float">
            <text:p>2,7894921267979</text:p>
          </table:table-cell>
          <table:table-cell table:formula="of:=[.M27] + 0.5" office:value-type="float" office:value="-1.5" calcext:value-type="float">
            <text:p>-1,5</text:p>
          </table:table-cell>
          <table:table-cell office:value-type="string" calcext:value-type="string">
            <text:p>;</text:p>
          </table:table-cell>
          <table:table-cell table:formula="of:=3*COS([.B29])" office:value-type="float" office:value="-0.368535338288173" calcext:value-type="float">
            <text:p>-0,368535338288173</text:p>
          </table:table-cell>
          <table:table-cell table:formula="of:=3*SIN([.B29])" office:value-type="float" office:value="2.97727756590359" calcext:value-type="float">
            <text:p>2,97727756590359</text:p>
          </table:table-cell>
          <table:table-cell table:formula="of:=[.Q27] + 0.5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formula="of:=[.A28] + 0.5" office:value-type="float" office:value="-1.44764012244017" calcext:value-type="float">
            <text:p>-1,44764012244017</text:p>
          </table:table-cell>
          <table:table-cell table:formula="of:=[.B28] + 0.5" office:value-type="float" office:value="1.69395253114962" calcext:value-type="float">
            <text:p>1,69395253114962</text:p>
          </table:table-cell>
          <table:table-cell table:formula="of:=3*COS([.A29])" office:value-type="float" office:value="0.368535338288174" calcext:value-type="float">
            <text:p>0,368535338288174</text:p>
          </table:table-cell>
          <table:table-cell table:formula="of:=3*SIN([.A29])" office:value-type="float" office:value="-2.97727756590359" calcext:value-type="float">
            <text:p>-2,97727756590359</text:p>
          </table:table-cell>
          <table:table-cell table:formula="of:=[.E28] + 0.5"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formula="of:=3*COS([.A30])" office:value-type="float" office:value="1.75080308692961" calcext:value-type="float">
            <text:p>1,75080308692961</text:p>
          </table:table-cell>
          <table:table-cell table:formula="of:=3*SIN([.A30])" office:value-type="float" office:value="-2.43612162069092" calcext:value-type="float">
            <text:p>-2,43612162069092</text:p>
          </table:table-cell>
          <table:table-cell table:formula="of:=[.I28] + 0.5" office:value-type="float" office:value="-0.5" calcext:value-type="float">
            <text:p>-0,5</text:p>
          </table:table-cell>
          <table:table-cell office:value-type="string" calcext:value-type="string">
            <text:p>|</text:p>
          </table:table-cell>
          <table:table-cell table:formula="of:=3*COS([.B29])" office:value-type="float" office:value="-0.368535338288173" calcext:value-type="float">
            <text:p>-0,368535338288173</text:p>
          </table:table-cell>
          <table:table-cell table:formula="of:=3*SIN([.B29])" office:value-type="float" office:value="2.97727756590359" calcext:value-type="float">
            <text:p>2,97727756590359</text:p>
          </table:table-cell>
          <table:table-cell table:formula="of:=[.M28] + 0.5"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formula="of:=3*COS([.B30])" office:value-type="float" office:value="-1.75080308692961" calcext:value-type="float">
            <text:p>-1,75080308692961</text:p>
          </table:table-cell>
          <table:table-cell table:formula="of:=3*SIN([.B30])" office:value-type="float" office:value="2.43612162069092" calcext:value-type="float">
            <text:p>2,43612162069092</text:p>
          </table:table-cell>
          <table:table-cell table:formula="of:=[.Q28] + 0.5" office:value-type="float" office:value="-0.5" calcext:value-type="float">
            <text:p>-0,5</text:p>
          </table:table-cell>
          <table:table-cell office:value-type="string" calcext:value-type="string">
            <text:p>|</text:p>
          </table:table-cell>
          <table:table-cell table:formula="of:=3*COS([.A29])" office:value-type="float" office:value="0.368535338288174" calcext:value-type="float">
            <text:p>0,368535338288174</text:p>
          </table:table-cell>
          <table:table-cell table:formula="of:=3*SIN([.A29])" office:value-type="float" office:value="-2.97727756590359" calcext:value-type="float">
            <text:p>-2,9772775659035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formula="of:=3*COS([.B29])" office:value-type="float" office:value="-0.368535338288173" calcext:value-type="float">
            <text:p>-0,368535338288173</text:p>
          </table:table-cell>
          <table:table-cell table:formula="of:=3*SIN([.B29])" office:value-type="float" office:value="2.97727756590359" calcext:value-type="float">
            <text:p>2,9772775659035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9] + 0.5" office:value-type="float" office:value="-0.94764012244017" calcext:value-type="float">
            <text:p>-0,94764012244017</text:p>
          </table:table-cell>
          <table:table-cell table:formula="of:=[.B29] + 0.5" office:value-type="float" office:value="2.19395253114962" calcext:value-type="float">
            <text:p>2,19395253114962</text:p>
          </table:table-cell>
          <table:table-cell table:formula="of:=3*COS([.A30])" office:value-type="float" office:value="1.75080308692961" calcext:value-type="float">
            <text:p>1,75080308692961</text:p>
          </table:table-cell>
          <table:table-cell table:formula="of:=3*SIN([.A30])" office:value-type="float" office:value="-2.43612162069092" calcext:value-type="float">
            <text:p>-2,43612162069092</text:p>
          </table:table-cell>
          <table:table-cell table:formula="of:=[.E29] + 0.5" office:value-type="float" office:value="-0.5" calcext:value-type="float">
            <text:p>-0,5</text:p>
          </table:table-cell>
          <table:table-cell office:value-type="string" calcext:value-type="string">
            <text:p>;</text:p>
          </table:table-cell>
          <table:table-cell table:formula="of:=3*COS([.A31])" office:value-type="float" office:value="2.70441317849835" calcext:value-type="float">
            <text:p>2,70441317849835</text:p>
          </table:table-cell>
          <table:table-cell table:formula="of:=3*SIN([.A31])" office:value-type="float" office:value="-1.29851814002133" calcext:value-type="float">
            <text:p>-1,29851814002133</text:p>
          </table:table-cell>
          <table:table-cell table:formula="of:=[.I29] + 0.5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formula="of:=3*COS([.B30])" office:value-type="float" office:value="-1.75080308692961" calcext:value-type="float">
            <text:p>-1,75080308692961</text:p>
          </table:table-cell>
          <table:table-cell table:formula="of:=3*SIN([.B30])" office:value-type="float" office:value="2.43612162069092" calcext:value-type="float">
            <text:p>2,43612162069092</text:p>
          </table:table-cell>
          <table:table-cell table:formula="of:=[.M29] + 0.5" office:value-type="float" office:value="-0.5" calcext:value-type="float">
            <text:p>-0,5</text:p>
          </table:table-cell>
          <table:table-cell office:value-type="string" calcext:value-type="string">
            <text:p>;</text:p>
          </table:table-cell>
          <table:table-cell table:formula="of:=3*COS([.B31])" office:value-type="float" office:value="-2.70441317849835" calcext:value-type="float">
            <text:p>-2,70441317849835</text:p>
          </table:table-cell>
          <table:table-cell table:formula="of:=3*SIN([.B31])" office:value-type="float" office:value="1.29851814002133" calcext:value-type="float">
            <text:p>1,29851814002133</text:p>
          </table:table-cell>
          <table:table-cell table:formula="of:=[.Q29] + 0.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30] + 0.5" office:value-type="float" office:value="-0.44764012244017" calcext:value-type="float">
            <text:p>-0,44764012244017</text:p>
          </table:table-cell>
          <table:table-cell table:formula="of:=[.B30] + 0.5" office:value-type="float" office:value="2.69395253114962" calcext:value-type="float">
            <text:p>2,69395253114962</text:p>
          </table:table-cell>
          <table:table-cell table:formula="of:=3*COS([.A31])" office:value-type="float" office:value="2.70441317849835" calcext:value-type="float">
            <text:p>2,70441317849835</text:p>
          </table:table-cell>
          <table:table-cell table:formula="of:=3*SIN([.A31])" office:value-type="float" office:value="-1.29851814002133" calcext:value-type="float">
            <text:p>-1,29851814002133</text:p>
          </table:table-cell>
          <table:table-cell table:formula="of:=[.E30] + 0.5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formula="of:=3*COS([.A32])" office:value-type="float" office:value="2.99588860426372" calcext:value-type="float">
            <text:p>2,99588860426372</text:p>
          </table:table-cell>
          <table:table-cell table:formula="of:=3*SIN([.A32])" office:value-type="float" office:value="0.157007868728832" calcext:value-type="float">
            <text:p>0,157007868728832</text:p>
          </table:table-cell>
          <table:table-cell table:formula="of:=[.I30] + 0.5" office:value-type="float" office:value="0.5" calcext:value-type="float">
            <text:p>0,5</text:p>
          </table:table-cell>
          <table:table-cell office:value-type="string" calcext:value-type="string">
            <text:p>|</text:p>
          </table:table-cell>
          <table:table-cell table:formula="of:=3*COS([.B31])" office:value-type="float" office:value="-2.70441317849835" calcext:value-type="float">
            <text:p>-2,70441317849835</text:p>
          </table:table-cell>
          <table:table-cell table:formula="of:=3*SIN([.B31])" office:value-type="float" office:value="1.29851814002133" calcext:value-type="float">
            <text:p>1,29851814002133</text:p>
          </table:table-cell>
          <table:table-cell table:formula="of:=[.M30] + 0.5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formula="of:=3*COS([.B32])" office:value-type="float" office:value="-2.99588860426372" calcext:value-type="float">
            <text:p>-2,99588860426372</text:p>
          </table:table-cell>
          <table:table-cell table:formula="of:=3*SIN([.B32])" office:value-type="float" office:value="-0.157007868728832" calcext:value-type="float">
            <text:p>-0,157007868728832</text:p>
          </table:table-cell>
          <table:table-cell table:formula="of:=[.Q30] + 0.5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table:formula="of:=[.A31] + 0.5" office:value-type="float" office:value="0.0523598775598302" calcext:value-type="float">
            <text:p>0,0523598775598302</text:p>
          </table:table-cell>
          <table:table-cell table:formula="of:=[.B31] + 0.5" office:value-type="float" office:value="3.19395253114962" calcext:value-type="float">
            <text:p>3,19395253114962</text:p>
          </table:table-cell>
          <table:table-cell table:formula="of:=3*COS([.A32])" office:value-type="float" office:value="2.99588860426372" calcext:value-type="float">
            <text:p>2,99588860426372</text:p>
          </table:table-cell>
          <table:table-cell table:formula="of:=3*SIN([.A32])" office:value-type="float" office:value="0.157007868728832" calcext:value-type="float">
            <text:p>0,157007868728832</text:p>
          </table:table-cell>
          <table:table-cell table:formula="of:=[.E31] + 0.5" office:value-type="float" office:value="0.5" calcext:value-type="float">
            <text:p>0,5</text:p>
          </table:table-cell>
          <table:table-cell office:value-type="string" calcext:value-type="string">
            <text:p>;</text:p>
          </table:table-cell>
          <table:table-cell table:formula="of:=3*COS([.A33])" office:value-type="float" office:value="2.55386601443751" calcext:value-type="float">
            <text:p>2,55386601443751</text:p>
          </table:table-cell>
          <table:table-cell table:formula="of:=3*SIN([.A33])" office:value-type="float" office:value="1.57409287537332" calcext:value-type="float">
            <text:p>1,57409287537332</text:p>
          </table:table-cell>
          <table:table-cell table:formula="of:=[.I31] + 0.5"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table:formula="of:=3*COS([.B32])" office:value-type="float" office:value="-2.99588860426372" calcext:value-type="float">
            <text:p>-2,99588860426372</text:p>
          </table:table-cell>
          <table:table-cell table:formula="of:=3*SIN([.B32])" office:value-type="float" office:value="-0.157007868728832" calcext:value-type="float">
            <text:p>-0,157007868728832</text:p>
          </table:table-cell>
          <table:table-cell table:formula="of:=[.M31] + 0.5" office:value-type="float" office:value="0.5" calcext:value-type="float">
            <text:p>0,5</text:p>
          </table:table-cell>
          <table:table-cell office:value-type="string" calcext:value-type="string">
            <text:p>;</text:p>
          </table:table-cell>
          <table:table-cell table:formula="of:=3*COS([.B33])" office:value-type="float" office:value="-2.55386601443751" calcext:value-type="float">
            <text:p>-2,55386601443751</text:p>
          </table:table-cell>
          <table:table-cell table:formula="of:=3*SIN([.B33])" office:value-type="float" office:value="-1.57409287537332" calcext:value-type="float">
            <text:p>-1,57409287537332</text:p>
          </table:table-cell>
          <table:table-cell table:formula="of:=[.Q31] + 0.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32] + 0.5" office:value-type="float" office:value="0.55235987755983" calcext:value-type="float">
            <text:p>0,55235987755983</text:p>
          </table:table-cell>
          <table:table-cell table:formula="of:=[.B32] + 0.5" office:value-type="float" office:value="3.69395253114962" calcext:value-type="float">
            <text:p>3,69395253114962</text:p>
          </table:table-cell>
          <table:table-cell table:formula="of:=3*COS([.A33])" office:value-type="float" office:value="2.55386601443751" calcext:value-type="float">
            <text:p>2,55386601443751</text:p>
          </table:table-cell>
          <table:table-cell table:formula="of:=3*SIN([.A33])" office:value-type="float" office:value="1.57409287537332" calcext:value-type="float">
            <text:p>1,57409287537332</text:p>
          </table:table-cell>
          <table:table-cell table:formula="of:=[.E32] + 0.5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3*COS([.A34])" office:value-type="float" office:value="1.48656795508593" calcext:value-type="float">
            <text:p>1,48656795508593</text:p>
          </table:table-cell>
          <table:table-cell table:formula="of:=3*SIN([.A34])" office:value-type="float" office:value="2.60578504771818" calcext:value-type="float">
            <text:p>2,60578504771818</text:p>
          </table:table-cell>
          <table:table-cell table:formula="of:=[.I32] + 0.5" office:value-type="float" office:value="1.5" calcext:value-type="float">
            <text:p>1,5</text:p>
          </table:table-cell>
          <table:table-cell office:value-type="string" calcext:value-type="string">
            <text:p>|</text:p>
          </table:table-cell>
          <table:table-cell table:formula="of:=3*COS([.B33])" office:value-type="float" office:value="-2.55386601443751" calcext:value-type="float">
            <text:p>-2,55386601443751</text:p>
          </table:table-cell>
          <table:table-cell table:formula="of:=3*SIN([.B33])" office:value-type="float" office:value="-1.57409287537332" calcext:value-type="float">
            <text:p>-1,57409287537332</text:p>
          </table:table-cell>
          <table:table-cell table:formula="of:=[.M32] + 0.5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3*COS([.B34])" office:value-type="float" office:value="-1.48656795508593" calcext:value-type="float">
            <text:p>-1,48656795508593</text:p>
          </table:table-cell>
          <table:table-cell table:formula="of:=3*SIN([.B34])" office:value-type="float" office:value="-2.60578504771818" calcext:value-type="float">
            <text:p>-2,60578504771818</text:p>
          </table:table-cell>
          <table:table-cell table:formula="of:=[.Q32] + 0.5" office:value-type="float" office:value="1.5" calcext:value-type="float">
            <text:p>1,5</text:p>
          </table:table-cell>
          <table:table-cell office:value-type="string" calcext:value-type="string">
            <text:p>|</text:p>
          </table:table-cell>
          <table:table-cell table:formula="of:=3*COS([.A33])" office:value-type="float" office:value="2.55386601443751" calcext:value-type="float">
            <text:p>2,55386601443751</text:p>
          </table:table-cell>
          <table:table-cell table:formula="of:=3*SIN([.A33])" office:value-type="float" office:value="1.57409287537332" calcext:value-type="float">
            <text:p>1,57409287537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3*COS([.B33])" office:value-type="float" office:value="-2.55386601443751" calcext:value-type="float">
            <text:p>-2,55386601443751</text:p>
          </table:table-cell>
          <table:table-cell table:formula="of:=3*SIN([.B33])" office:value-type="float" office:value="-1.57409287537332" calcext:value-type="float">
            <text:p>-1,5740928753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3] + 0.5" office:value-type="float" office:value="1.05235987755983" calcext:value-type="float">
            <text:p>1,05235987755983</text:p>
          </table:table-cell>
          <table:table-cell table:formula="of:=[.B33] + 0.5" office:value-type="float" office:value="4.19395253114962" calcext:value-type="float">
            <text:p>4,19395253114962</text:p>
          </table:table-cell>
          <table:table-cell table:formula="of:=3*COS([.A34])" office:value-type="float" office:value="1.48656795508593" calcext:value-type="float">
            <text:p>1,48656795508593</text:p>
          </table:table-cell>
          <table:table-cell table:formula="of:=3*SIN([.A34])" office:value-type="float" office:value="2.60578504771818" calcext:value-type="float">
            <text:p>2,60578504771818</text:p>
          </table:table-cell>
          <table:table-cell table:formula="of:=[.E33] + 0.5" office:value-type="float" office:value="1.5" calcext:value-type="float">
            <text:p>1,5</text:p>
          </table:table-cell>
          <table:table-cell office:value-type="string" calcext:value-type="string">
            <text:p>;</text:p>
          </table:table-cell>
          <table:table-cell table:formula="of:=3*COS([.A35])" office:value-type="float" office:value="0.0553062144593781" calcext:value-type="float">
            <text:p>0,0553062144593781</text:p>
          </table:table-cell>
          <table:table-cell table:formula="of:=3*SIN([.A35])" office:value-type="float" office:value="2.99949016045097" calcext:value-type="float">
            <text:p>2,99949016045097</text:p>
          </table:table-cell>
          <table:table-cell table:formula="of:=[.I33] + 0.5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formula="of:=3*COS([.B34])" office:value-type="float" office:value="-1.48656795508593" calcext:value-type="float">
            <text:p>-1,48656795508593</text:p>
          </table:table-cell>
          <table:table-cell table:formula="of:=3*SIN([.B34])" office:value-type="float" office:value="-2.60578504771818" calcext:value-type="float">
            <text:p>-2,60578504771818</text:p>
          </table:table-cell>
          <table:table-cell table:formula="of:=[.M33] + 0.5" office:value-type="float" office:value="1.5" calcext:value-type="float">
            <text:p>1,5</text:p>
          </table:table-cell>
          <table:table-cell office:value-type="string" calcext:value-type="string">
            <text:p>;</text:p>
          </table:table-cell>
          <table:table-cell table:formula="of:=3*COS([.B35])" office:value-type="float" office:value="-0.0553062144593784" calcext:value-type="float">
            <text:p>-0,0553062144593784</text:p>
          </table:table-cell>
          <table:table-cell table:formula="of:=3*SIN([.B35])" office:value-type="float" office:value="-2.99949016045097" calcext:value-type="float">
            <text:p>-2,99949016045097</text:p>
          </table:table-cell>
          <table:table-cell table:formula="of:=[.Q33] + 0.5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34] + 0.5" office:value-type="float" office:value="1.55235987755983" calcext:value-type="float">
            <text:p>1,55235987755983</text:p>
          </table:table-cell>
          <table:table-cell table:formula="of:=[.B34] + 0.5" office:value-type="float" office:value="4.69395253114962" calcext:value-type="float">
            <text:p>4,69395253114962</text:p>
          </table:table-cell>
          <table:table-cell table:formula="of:=3*COS([.A35])" office:value-type="float" office:value="0.0553062144593781" calcext:value-type="float">
            <text:p>0,0553062144593781</text:p>
          </table:table-cell>
          <table:table-cell table:formula="of:=3*SIN([.A35])" office:value-type="float" office:value="2.99949016045097" calcext:value-type="float">
            <text:p>2,99949016045097</text:p>
          </table:table-cell>
          <table:table-cell table:formula="of:=[.E34] + 0.5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3*COS([.A36])" office:value-type="float" office:value="-1.38949641633849" calcext:value-type="float">
            <text:p>-1,38949641633849</text:p>
          </table:table-cell>
          <table:table-cell table:formula="of:=3*SIN([.A36])" office:value-type="float" office:value="2.65881547102887" calcext:value-type="float">
            <text:p>2,65881547102887</text:p>
          </table:table-cell>
          <table:table-cell table:formula="of:=[.I34] + 0.5" office:value-type="float" office:value="2.5" calcext:value-type="float">
            <text:p>2,5</text:p>
          </table:table-cell>
          <table:table-cell office:value-type="string" calcext:value-type="string">
            <text:p>|</text:p>
          </table:table-cell>
          <table:table-cell table:formula="of:=3*COS([.B35])" office:value-type="float" office:value="-0.0553062144593784" calcext:value-type="float">
            <text:p>-0,0553062144593784</text:p>
          </table:table-cell>
          <table:table-cell table:formula="of:=3*SIN([.B35])" office:value-type="float" office:value="-2.99949016045097" calcext:value-type="float">
            <text:p>-2,99949016045097</text:p>
          </table:table-cell>
          <table:table-cell table:formula="of:=[.M34] + 0.5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3*COS([.B36])" office:value-type="float" office:value="1.38949641633849" calcext:value-type="float">
            <text:p>1,38949641633849</text:p>
          </table:table-cell>
          <table:table-cell table:formula="of:=3*SIN([.B36])" office:value-type="float" office:value="-2.65881547102887" calcext:value-type="float">
            <text:p>-2,65881547102887</text:p>
          </table:table-cell>
          <table:table-cell table:formula="of:=[.Q34] + 0.5" office:value-type="float" office:value="2.5" calcext:value-type="float">
            <text:p>2,5</text:p>
          </table:table-cell>
          <table:table-cell table:number-columns-repeated="8"/>
        </table:table-row>
        <table:table-row table:style-name="ro1">
          <table:table-cell table:formula="of:=[.A35] + 0.5" office:value-type="float" office:value="2.05235987755983" calcext:value-type="float">
            <text:p>2,05235987755983</text:p>
          </table:table-cell>
          <table:table-cell table:formula="of:=[.B35] + 0.5" office:value-type="float" office:value="5.19395253114962" calcext:value-type="float">
            <text:p>5,19395253114962</text:p>
          </table:table-cell>
          <table:table-cell table:formula="of:=3*COS([.A36])" office:value-type="float" office:value="-1.38949641633849" calcext:value-type="float">
            <text:p>-1,38949641633849</text:p>
          </table:table-cell>
          <table:table-cell table:formula="of:=3*SIN([.A36])" office:value-type="float" office:value="2.65881547102887" calcext:value-type="float">
            <text:p>2,65881547102887</text:p>
          </table:table-cell>
          <table:table-cell table:formula="of:=[.E35] + 0.5" office:value-type="float" office:value="2.5" calcext:value-type="float">
            <text:p>2,5</text:p>
          </table:table-cell>
          <table:table-cell office:value-type="string" calcext:value-type="string">
            <text:p>;</text:p>
          </table:table-cell>
          <table:table-cell table:formula="of:=3*COS([.A37])" office:value-type="float" office:value="-2.49410186403503" calcext:value-type="float">
            <text:p>-2,49410186403503</text:p>
          </table:table-cell>
          <table:table-cell table:formula="of:=3*SIN([.A37])" office:value-type="float" office:value="1.66717002486758" calcext:value-type="float">
            <text:p>1,66717002486758</text:p>
          </table:table-cell>
          <table:table-cell table:formula="of:=[.I35] + 0.5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COS([.B36])" office:value-type="float" office:value="1.38949641633849" calcext:value-type="float">
            <text:p>1,38949641633849</text:p>
          </table:table-cell>
          <table:table-cell table:formula="of:=3*SIN([.B36])" office:value-type="float" office:value="-2.65881547102887" calcext:value-type="float">
            <text:p>-2,65881547102887</text:p>
          </table:table-cell>
          <table:table-cell table:formula="of:=[.M35] + 0.5" office:value-type="float" office:value="2.5" calcext:value-type="float">
            <text:p>2,5</text:p>
          </table:table-cell>
          <table:table-cell office:value-type="string" calcext:value-type="string">
            <text:p>;</text:p>
          </table:table-cell>
          <table:table-cell table:formula="of:=3*COS([.B37])" office:value-type="float" office:value="2.49410186403503" calcext:value-type="float">
            <text:p>2,49410186403503</text:p>
          </table:table-cell>
          <table:table-cell table:formula="of:=3*SIN([.B37])" office:value-type="float" office:value="-1.66717002486758" calcext:value-type="float">
            <text:p>-1,66717002486758</text:p>
          </table:table-cell>
          <table:table-cell table:formula="of:=[.Q35] + 0.5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36] + 0.5" office:value-type="float" office:value="2.55235987755983" calcext:value-type="float">
            <text:p>2,55235987755983</text:p>
          </table:table-cell>
          <table:table-cell table:formula="of:=[.B36] + 0.5" office:value-type="float" office:value="5.69395253114962" calcext:value-type="float">
            <text:p>5,69395253114962</text:p>
          </table:table-cell>
          <table:table-cell table:formula="of:=3*COS([.A37])" office:value-type="float" office:value="-2.49410186403503" calcext:value-type="float">
            <text:p>-2,49410186403503</text:p>
          </table:table-cell>
          <table:table-cell table:formula="of:=3*SIN([.A37])" office:value-type="float" office:value="1.66717002486758" calcext:value-type="float">
            <text:p>1,66717002486758</text:p>
          </table:table-cell>
          <table:table-cell table:formula="of:=[.E36] + 0.5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COS([.A38])" office:value-type="float" office:value="-2.98806419057234" calcext:value-type="float">
            <text:p>-2,98806419057234</text:p>
          </table:table-cell>
          <table:table-cell table:formula="of:=3*SIN([.A38])" office:value-type="float" office:value="0.267343212031389" calcext:value-type="float">
            <text:p>0,267343212031389</text:p>
          </table:table-cell>
          <table:table-cell table:formula="of:=[.I36] + 0.5" office:value-type="float" office:value="3.5" calcext:value-type="float">
            <text:p>3,5</text:p>
          </table:table-cell>
          <table:table-cell office:value-type="string" calcext:value-type="string">
            <text:p>|</text:p>
          </table:table-cell>
          <table:table-cell table:formula="of:=3*COS([.B37])" office:value-type="float" office:value="2.49410186403503" calcext:value-type="float">
            <text:p>2,49410186403503</text:p>
          </table:table-cell>
          <table:table-cell table:formula="of:=3*SIN([.B37])" office:value-type="float" office:value="-1.66717002486758" calcext:value-type="float">
            <text:p>-1,66717002486758</text:p>
          </table:table-cell>
          <table:table-cell table:formula="of:=[.M36] + 0.5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COS([.B38])" office:value-type="float" office:value="2.98806419057234" calcext:value-type="float">
            <text:p>2,98806419057234</text:p>
          </table:table-cell>
          <table:table-cell table:formula="of:=3*SIN([.B38])" office:value-type="float" office:value="-0.267343212031389" calcext:value-type="float">
            <text:p>-0,267343212031389</text:p>
          </table:table-cell>
          <table:table-cell table:formula="of:=[.Q36] + 0.5" office:value-type="float" office:value="3.5" calcext:value-type="float">
            <text:p>3,5</text:p>
          </table:table-cell>
          <table:table-cell office:value-type="string" calcext:value-type="string">
            <text:p>|</text:p>
          </table:table-cell>
          <table:table-cell table:formula="of:=3*COS([.A37])" office:value-type="float" office:value="-2.49410186403503" calcext:value-type="float">
            <text:p>-2,49410186403503</text:p>
          </table:table-cell>
          <table:table-cell table:formula="of:=3*SIN([.A37])" office:value-type="float" office:value="1.66717002486758" calcext:value-type="float">
            <text:p>1,66717002486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COS([.B37])" office:value-type="float" office:value="2.49410186403503" calcext:value-type="float">
            <text:p>2,49410186403503</text:p>
          </table:table-cell>
          <table:table-cell table:formula="of:=3*SIN([.B37])" office:value-type="float" office:value="-1.66717002486758" calcext:value-type="float">
            <text:p>-1,66717002486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7] + 0.5" office:value-type="float" office:value="3.05235987755983" calcext:value-type="float">
            <text:p>3,05235987755983</text:p>
          </table:table-cell>
          <table:table-cell table:formula="of:=[.B37] + 0.5" office:value-type="float" office:value="6.19395253114962" calcext:value-type="float">
            <text:p>6,19395253114962</text:p>
          </table:table-cell>
          <table:table-cell table:formula="of:=3*COS([.A38])" office:value-type="float" office:value="-2.98806419057234" calcext:value-type="float">
            <text:p>-2,98806419057234</text:p>
          </table:table-cell>
          <table:table-cell table:formula="of:=3*SIN([.A38])" office:value-type="float" office:value="0.267343212031389" calcext:value-type="float">
            <text:p>0,267343212031389</text:p>
          </table:table-cell>
          <table:table-cell table:formula="of:=[.E37] + 0.5" office:value-type="float" office:value="3.5" calcext:value-type="float">
            <text:p>3,5</text:p>
          </table:table-cell>
          <table:table-cell office:value-type="string" calcext:value-type="string">
            <text:p>;</text:p>
          </table:table-cell>
          <table:table-cell table:formula="of:=3*COS([.A39])" office:value-type="float" office:value="-2.75044419087568" calcext:value-type="float">
            <text:p>-2,75044419087568</text:p>
          </table:table-cell>
          <table:table-cell table:formula="of:=3*SIN([.A39])" office:value-type="float" office:value="-1.19793854303057" calcext:value-type="float">
            <text:p>-1,19793854303057</text:p>
          </table:table-cell>
          <table:table-cell table:formula="of:=[.I37] + 0.5"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table:formula="of:=3*COS([.B38])" office:value-type="float" office:value="2.98806419057234" calcext:value-type="float">
            <text:p>2,98806419057234</text:p>
          </table:table-cell>
          <table:table-cell table:formula="of:=3*SIN([.B38])" office:value-type="float" office:value="-0.267343212031389" calcext:value-type="float">
            <text:p>-0,267343212031389</text:p>
          </table:table-cell>
          <table:table-cell table:formula="of:=[.M37] + 0.5" office:value-type="float" office:value="3.5" calcext:value-type="float">
            <text:p>3,5</text:p>
          </table:table-cell>
          <table:table-cell office:value-type="string" calcext:value-type="string">
            <text:p>;</text:p>
          </table:table-cell>
          <table:table-cell table:formula="of:=3*COS([.B39])" office:value-type="float" office:value="2.75044419087568" calcext:value-type="float">
            <text:p>2,75044419087568</text:p>
          </table:table-cell>
          <table:table-cell table:formula="of:=3*SIN([.B39])" office:value-type="float" office:value="1.19793854303057" calcext:value-type="float">
            <text:p>1,19793854303057</text:p>
          </table:table-cell>
          <table:table-cell table:formula="of:=[.Q37] + 0.5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38] + 0.5" office:value-type="float" office:value="3.55235987755983" calcext:value-type="float">
            <text:p>3,55235987755983</text:p>
          </table:table-cell>
          <table:table-cell table:formula="of:=[.B38] + 0.5" office:value-type="float" office:value="6.69395253114962" calcext:value-type="float">
            <text:p>6,69395253114962</text:p>
          </table:table-cell>
          <table:table-cell table:formula="of:=3*COS([.A39])" office:value-type="float" office:value="-2.75044419087568" calcext:value-type="float">
            <text:p>-2,75044419087568</text:p>
          </table:table-cell>
          <table:table-cell table:formula="of:=3*SIN([.A39])" office:value-type="float" office:value="-1.19793854303057" calcext:value-type="float">
            <text:p>-1,19793854303057</text:p>
          </table:table-cell>
          <table:table-cell table:formula="of:=[.E38] + 0.5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3*COS([.A40])" office:value-type="float" office:value="-1.83941952815801" calcext:value-type="float">
            <text:p>-1,83941952815801</text:p>
          </table:table-cell>
          <table:table-cell table:formula="of:=3*SIN([.A40])" office:value-type="float" office:value="-2.36992316319136" calcext:value-type="float">
            <text:p>-2,36992316319136</text:p>
          </table:table-cell>
          <table:table-cell table:formula="of:=[.I38] + 0.5" office:value-type="float" office:value="4.5" calcext:value-type="float">
            <text:p>4,5</text:p>
          </table:table-cell>
          <table:table-cell office:value-type="string" calcext:value-type="string">
            <text:p>|</text:p>
          </table:table-cell>
          <table:table-cell table:formula="of:=3*COS([.B39])" office:value-type="float" office:value="2.75044419087568" calcext:value-type="float">
            <text:p>2,75044419087568</text:p>
          </table:table-cell>
          <table:table-cell table:formula="of:=3*SIN([.B39])" office:value-type="float" office:value="1.19793854303057" calcext:value-type="float">
            <text:p>1,19793854303057</text:p>
          </table:table-cell>
          <table:table-cell table:formula="of:=[.M38] + 0.5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3*COS([.B40])" office:value-type="float" office:value="1.83941952815801" calcext:value-type="float">
            <text:p>1,83941952815801</text:p>
          </table:table-cell>
          <table:table-cell table:formula="of:=3*SIN([.B40])" office:value-type="float" office:value="2.36992316319136" calcext:value-type="float">
            <text:p>2,36992316319136</text:p>
          </table:table-cell>
          <table:table-cell table:formula="of:=[.Q38] + 0.5" office:value-type="float" office:value="4.5" calcext:value-type="float">
            <text:p>4,5</text:p>
          </table:table-cell>
          <table:table-cell table:number-columns-repeated="8"/>
        </table:table-row>
        <table:table-row table:style-name="ro1">
          <table:table-cell table:formula="of:=[.A39] + 0.5" office:value-type="float" office:value="4.05235987755983" calcext:value-type="float">
            <text:p>4,05235987755983</text:p>
          </table:table-cell>
          <table:table-cell table:formula="of:=[.B39] + 0.5" office:value-type="float" office:value="7.19395253114962" calcext:value-type="float">
            <text:p>7,19395253114962</text:p>
          </table:table-cell>
          <table:table-cell table:formula="of:=3*COS([.A40])" office:value-type="float" office:value="-1.83941952815801" calcext:value-type="float">
            <text:p>-1,83941952815801</text:p>
          </table:table-cell>
          <table:table-cell table:formula="of:=3*SIN([.A40])" office:value-type="float" office:value="-2.36992316319136" calcext:value-type="float">
            <text:p>-2,36992316319136</text:p>
          </table:table-cell>
          <table:table-cell table:formula="of:=[.E39] + 0.5" office:value-type="float" office:value="4.5" calcext:value-type="float">
            <text:p>4,5</text:p>
          </table:table-cell>
          <table:table-cell office:value-type="string" calcext:value-type="string">
            <text:p>;</text:p>
          </table:table-cell>
          <table:table-cell table:formula="of:=3*COS([.A41])" office:value-type="float" office:value="-0.478040812948492" calcext:value-type="float">
            <text:p>-0,478040812948492</text:p>
          </table:table-cell>
          <table:table-cell table:formula="of:=3*SIN([.A41])" office:value-type="float" office:value="-2.96166793904306" calcext:value-type="float">
            <text:p>-2,96166793904306</text:p>
          </table:table-cell>
          <table:table-cell table:formula="of:=[.I39] + 0.5"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table:formula="of:=3*COS([.B40])" office:value-type="float" office:value="1.83941952815801" calcext:value-type="float">
            <text:p>1,83941952815801</text:p>
          </table:table-cell>
          <table:table-cell table:formula="of:=3*SIN([.B40])" office:value-type="float" office:value="2.36992316319136" calcext:value-type="float">
            <text:p>2,36992316319136</text:p>
          </table:table-cell>
          <table:table-cell table:formula="of:=[.M39] + 0.5" office:value-type="float" office:value="4.5" calcext:value-type="float">
            <text:p>4,5</text:p>
          </table:table-cell>
          <table:table-cell office:value-type="string" calcext:value-type="string">
            <text:p>;</text:p>
          </table:table-cell>
          <table:table-cell table:formula="of:=3*COS([.B41])" office:value-type="float" office:value="0.478040812948493" calcext:value-type="float">
            <text:p>0,478040812948493</text:p>
          </table:table-cell>
          <table:table-cell table:formula="of:=3*SIN([.B41])" office:value-type="float" office:value="2.96166793904306" calcext:value-type="float">
            <text:p>2,96166793904306</text:p>
          </table:table-cell>
          <table:table-cell table:formula="of:=[.Q39] + 0.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40] + 0.5" office:value-type="float" office:value="4.55235987755983" calcext:value-type="float">
            <text:p>4,55235987755983</text:p>
          </table:table-cell>
          <table:table-cell table:formula="of:=[.B40] + 0.5" office:value-type="float" office:value="7.69395253114962" calcext:value-type="float">
            <text:p>7,69395253114962</text:p>
          </table:table-cell>
          <table:table-cell table:formula="of:=3*COS([.A41])" office:value-type="float" office:value="-0.478040812948492" calcext:value-type="float">
            <text:p>-0,478040812948492</text:p>
          </table:table-cell>
          <table:table-cell table:formula="of:=3*SIN([.A41])" office:value-type="float" office:value="-2.96166793904306" calcext:value-type="float">
            <text:p>-2,96166793904306</text:p>
          </table:table-cell>
          <table:table-cell table:formula="of:=[.E40] + 0.5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3*COS([.A42])" office:value-type="float" office:value="1.00037896552702" calcext:value-type="float">
            <text:p>1,00037896552702</text:p>
          </table:table-cell>
          <table:table-cell table:formula="of:=3*SIN([.A42])" office:value-type="float" office:value="-2.82829311163661" calcext:value-type="float">
            <text:p>-2,82829311163661</text:p>
          </table:table-cell>
          <table:table-cell table:formula="of:=[.I40] + 0.5" office:value-type="float" office:value="5.5" calcext:value-type="float">
            <text:p>5,5</text:p>
          </table:table-cell>
          <table:table-cell office:value-type="string" calcext:value-type="string">
            <text:p>|</text:p>
          </table:table-cell>
          <table:table-cell table:formula="of:=3*COS([.B41])" office:value-type="float" office:value="0.478040812948493" calcext:value-type="float">
            <text:p>0,478040812948493</text:p>
          </table:table-cell>
          <table:table-cell table:formula="of:=3*SIN([.B41])" office:value-type="float" office:value="2.96166793904306" calcext:value-type="float">
            <text:p>2,96166793904306</text:p>
          </table:table-cell>
          <table:table-cell table:formula="of:=[.M40] + 0.5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3*COS([.B42])" office:value-type="float" office:value="-1.00037896552702" calcext:value-type="float">
            <text:p>-1,00037896552702</text:p>
          </table:table-cell>
          <table:table-cell table:formula="of:=3*SIN([.B42])" office:value-type="float" office:value="2.82829311163661" calcext:value-type="float">
            <text:p>2,82829311163661</text:p>
          </table:table-cell>
          <table:table-cell table:formula="of:=[.Q40] + 0.5" office:value-type="float" office:value="5.5" calcext:value-type="float">
            <text:p>5,5</text:p>
          </table:table-cell>
          <table:table-cell office:value-type="string" calcext:value-type="string">
            <text:p>|</text:p>
          </table:table-cell>
          <table:table-cell table:formula="of:=3*COS([.A41])" office:value-type="float" office:value="-0.478040812948492" calcext:value-type="float">
            <text:p>-0,478040812948492</text:p>
          </table:table-cell>
          <table:table-cell table:formula="of:=3*SIN([.A41])" office:value-type="float" office:value="-2.96166793904306" calcext:value-type="float">
            <text:p>-2,961667939043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3*COS([.B41])" office:value-type="float" office:value="0.478040812948493" calcext:value-type="float">
            <text:p>0,478040812948493</text:p>
          </table:table-cell>
          <table:table-cell table:formula="of:=3*SIN([.B41])" office:value-type="float" office:value="2.96166793904306" calcext:value-type="float">
            <text:p>2,961667939043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1] + 0.5" office:value-type="float" office:value="5.05235987755983" calcext:value-type="float">
            <text:p>5,05235987755983</text:p>
          </table:table-cell>
          <table:table-cell table:formula="of:=[.B41] + 0.5" office:value-type="float" office:value="8.19395253114962" calcext:value-type="float">
            <text:p>8,19395253114962</text:p>
          </table:table-cell>
          <table:table-cell table:formula="of:=3*COS([.A42])" office:value-type="float" office:value="1.00037896552702" calcext:value-type="float">
            <text:p>1,00037896552702</text:p>
          </table:table-cell>
          <table:table-cell table:formula="of:=3*SIN([.A42])" office:value-type="float" office:value="-2.82829311163661" calcext:value-type="float">
            <text:p>-2,82829311163661</text:p>
          </table:table-cell>
          <table:table-cell table:formula="of:=[.E41] + 0.5" office:value-type="float" office:value="5.5" calcext:value-type="float">
            <text:p>5,5</text:p>
          </table:table-cell>
          <table:table-cell office:value-type="string" calcext:value-type="string">
            <text:p>;</text:p>
          </table:table-cell>
          <table:table-cell table:formula="of:=3*COS([.A43])" office:value-type="float" office:value="2.23387108380538" calcext:value-type="float">
            <text:p>2,23387108380538</text:p>
          </table:table-cell>
          <table:table-cell table:formula="of:=3*SIN([.A43])" office:value-type="float" office:value="-2.00245349033084" calcext:value-type="float">
            <text:p>-2,00245349033084</text:p>
          </table:table-cell>
          <table:table-cell table:formula="of:=[.I41] + 0.5"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table:formula="of:=3*COS([.B42])" office:value-type="float" office:value="-1.00037896552702" calcext:value-type="float">
            <text:p>-1,00037896552702</text:p>
          </table:table-cell>
          <table:table-cell table:formula="of:=3*SIN([.B42])" office:value-type="float" office:value="2.82829311163661" calcext:value-type="float">
            <text:p>2,82829311163661</text:p>
          </table:table-cell>
          <table:table-cell table:formula="of:=[.M41] + 0.5" office:value-type="float" office:value="5.5" calcext:value-type="float">
            <text:p>5,5</text:p>
          </table:table-cell>
          <table:table-cell office:value-type="string" calcext:value-type="string">
            <text:p>;</text:p>
          </table:table-cell>
          <table:table-cell table:formula="of:=3*COS([.B43])" office:value-type="float" office:value="-2.23387108380538" calcext:value-type="float">
            <text:p>-2,23387108380538</text:p>
          </table:table-cell>
          <table:table-cell table:formula="of:=3*SIN([.B43])" office:value-type="float" office:value="2.00245349033084" calcext:value-type="float">
            <text:p>2,00245349033084</text:p>
          </table:table-cell>
          <table:table-cell table:formula="of:=[.Q41] + 0.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42] + 0.5" office:value-type="float" office:value="5.55235987755983" calcext:value-type="float">
            <text:p>5,55235987755983</text:p>
          </table:table-cell>
          <table:table-cell table:formula="of:=[.B42] + 0.5" office:value-type="float" office:value="8.69395253114962" calcext:value-type="float">
            <text:p>8,69395253114962</text:p>
          </table:table-cell>
          <table:table-cell table:formula="of:=3*COS([.A43])" office:value-type="float" office:value="2.23387108380538" calcext:value-type="float">
            <text:p>2,23387108380538</text:p>
          </table:table-cell>
          <table:table-cell table:formula="of:=3*SIN([.A43])" office:value-type="float" office:value="-2.00245349033084" calcext:value-type="float">
            <text:p>-2,00245349033084</text:p>
          </table:table-cell>
          <table:table-cell table:formula="of:=[.E42] + 0.5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3*COS([.A44])" office:value-type="float" office:value="2.92043365179048" calcext:value-type="float">
            <text:p>2,92043365179048</text:p>
          </table:table-cell>
          <table:table-cell table:formula="of:=3*SIN([.A44])" office:value-type="float" office:value="-0.686343416585106" calcext:value-type="float">
            <text:p>-0,686343416585106</text:p>
          </table:table-cell>
          <table:table-cell table:formula="of:=[.I42] + 0.5" office:value-type="float" office:value="6.5" calcext:value-type="float">
            <text:p>6,5</text:p>
          </table:table-cell>
          <table:table-cell office:value-type="string" calcext:value-type="string">
            <text:p>|</text:p>
          </table:table-cell>
          <table:table-cell table:formula="of:=3*COS([.B43])" office:value-type="float" office:value="-2.23387108380538" calcext:value-type="float">
            <text:p>-2,23387108380538</text:p>
          </table:table-cell>
          <table:table-cell table:formula="of:=3*SIN([.B43])" office:value-type="float" office:value="2.00245349033084" calcext:value-type="float">
            <text:p>2,00245349033084</text:p>
          </table:table-cell>
          <table:table-cell table:formula="of:=[.M42] + 0.5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3*COS([.B44])" office:value-type="float" office:value="-2.92043365179048" calcext:value-type="float">
            <text:p>-2,92043365179048</text:p>
          </table:table-cell>
          <table:table-cell table:formula="of:=3*SIN([.B44])" office:value-type="float" office:value="0.686343416585107" calcext:value-type="float">
            <text:p>0,686343416585107</text:p>
          </table:table-cell>
          <table:table-cell table:formula="of:=[.Q42] + 0.5" office:value-type="float" office:value="6.5" calcext:value-type="float">
            <text:p>6,5</text:p>
          </table:table-cell>
          <table:table-cell table:number-columns-repeated="8"/>
        </table:table-row>
        <table:table-row table:style-name="ro1">
          <table:table-cell table:formula="of:=[.A43] + 0.5" office:value-type="float" office:value="6.05235987755983" calcext:value-type="float">
            <text:p>6,05235987755983</text:p>
          </table:table-cell>
          <table:table-cell table:formula="of:=[.B43] + 0.5" office:value-type="float" office:value="9.19395253114962" calcext:value-type="float">
            <text:p>9,19395253114962</text:p>
          </table:table-cell>
          <table:table-cell table:formula="of:=3*COS([.A44])" office:value-type="float" office:value="2.92043365179048" calcext:value-type="float">
            <text:p>2,92043365179048</text:p>
          </table:table-cell>
          <table:table-cell table:formula="of:=3*SIN([.A44])" office:value-type="float" office:value="-0.686343416585106" calcext:value-type="float">
            <text:p>-0,686343416585106</text:p>
          </table:table-cell>
          <table:table-cell table:formula="of:=[.E43] + 0.5" office:value-type="float" office:value="6.5" calcext:value-type="float">
            <text:p>6,5</text:p>
          </table:table-cell>
          <table:table-cell office:value-type="string" calcext:value-type="string">
            <text:p>;</text:p>
          </table:table-cell>
          <table:table-cell table:formula="of:=3*COS([.A45])" office:value-type="float" office:value="2.89197220813291" calcext:value-type="float">
            <text:p>2,89197220813291</text:p>
          </table:table-cell>
          <table:table-cell table:formula="of:=3*SIN([.A45])" office:value-type="float" office:value="0.797807462604142" calcext:value-type="float">
            <text:p>0,797807462604142</text:p>
          </table:table-cell>
          <table:table-cell table:formula="of:=[.I43] + 0.5"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table:formula="of:=3*COS([.B44])" office:value-type="float" office:value="-2.92043365179048" calcext:value-type="float">
            <text:p>-2,92043365179048</text:p>
          </table:table-cell>
          <table:table-cell table:formula="of:=3*SIN([.B44])" office:value-type="float" office:value="0.686343416585107" calcext:value-type="float">
            <text:p>0,686343416585107</text:p>
          </table:table-cell>
          <table:table-cell table:formula="of:=[.M43] + 0.5" office:value-type="float" office:value="6.5" calcext:value-type="float">
            <text:p>6,5</text:p>
          </table:table-cell>
          <table:table-cell office:value-type="string" calcext:value-type="string">
            <text:p>;</text:p>
          </table:table-cell>
          <table:table-cell table:formula="of:=3*COS([.B45])" office:value-type="float" office:value="-2.89197220813291" calcext:value-type="float">
            <text:p>-2,89197220813291</text:p>
          </table:table-cell>
          <table:table-cell table:formula="of:=3*SIN([.B45])" office:value-type="float" office:value="-0.797807462604141" calcext:value-type="float">
            <text:p>-0,797807462604141</text:p>
          </table:table-cell>
          <table:table-cell table:formula="of:=[.Q43] + 0.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44] + 0.5" office:value-type="float" office:value="6.55235987755983" calcext:value-type="float">
            <text:p>6,55235987755983</text:p>
          </table:table-cell>
          <table:table-cell table:formula="of:=[.B44] + 0.5" office:value-type="float" office:value="9.69395253114962" calcext:value-type="float">
            <text:p>9,69395253114962</text:p>
          </table:table-cell>
          <table:table-cell table:formula="of:=3*COS([.A45])" office:value-type="float" office:value="2.89197220813291" calcext:value-type="float">
            <text:p>2,89197220813291</text:p>
          </table:table-cell>
          <table:table-cell table:formula="of:=3*SIN([.A45])" office:value-type="float" office:value="0.797807462604142" calcext:value-type="float">
            <text:p>0,797807462604142</text:p>
          </table:table-cell>
          <table:table-cell table:formula="of:=[.E44] + 0.5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formula="of:=3*COS([.A46])" office:value-type="float" office:value="2.15545510686759" calcext:value-type="float">
            <text:p>2,15545510686759</text:p>
          </table:table-cell>
          <table:table-cell table:formula="of:=3*SIN([.A46])" office:value-type="float" office:value="2.08662725043991" calcext:value-type="float">
            <text:p>2,08662725043991</text:p>
          </table:table-cell>
          <table:table-cell table:formula="of:=[.I44] + 0.5" office:value-type="float" office:value="7.5" calcext:value-type="float">
            <text:p>7,5</text:p>
          </table:table-cell>
          <table:table-cell office:value-type="string" calcext:value-type="string">
            <text:p>|</text:p>
          </table:table-cell>
          <table:table-cell table:formula="of:=3*COS([.B45])" office:value-type="float" office:value="-2.89197220813291" calcext:value-type="float">
            <text:p>-2,89197220813291</text:p>
          </table:table-cell>
          <table:table-cell table:formula="of:=3*SIN([.B45])" office:value-type="float" office:value="-0.797807462604141" calcext:value-type="float">
            <text:p>-0,797807462604141</text:p>
          </table:table-cell>
          <table:table-cell table:formula="of:=[.M44] + 0.5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formula="of:=3*COS([.B46])" office:value-type="float" office:value="-2.15545510686759" calcext:value-type="float">
            <text:p>-2,15545510686759</text:p>
          </table:table-cell>
          <table:table-cell table:formula="of:=3*SIN([.B46])" office:value-type="float" office:value="-2.08662725043991" calcext:value-type="float">
            <text:p>-2,08662725043991</text:p>
          </table:table-cell>
          <table:table-cell table:formula="of:=[.Q44] + 0.5" office:value-type="float" office:value="7.5" calcext:value-type="float">
            <text:p>7,5</text:p>
          </table:table-cell>
          <table:table-cell office:value-type="string" calcext:value-type="string">
            <text:p>|</text:p>
          </table:table-cell>
          <table:table-cell table:formula="of:=3*COS([.A45])" office:value-type="float" office:value="2.89197220813291" calcext:value-type="float">
            <text:p>2,89197220813291</text:p>
          </table:table-cell>
          <table:table-cell table:formula="of:=3*SIN([.A45])" office:value-type="float" office:value="0.797807462604142" calcext:value-type="float">
            <text:p>0,7978074626041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formula="of:=3*COS([.B45])" office:value-type="float" office:value="-2.89197220813291" calcext:value-type="float">
            <text:p>-2,89197220813291</text:p>
          </table:table-cell>
          <table:table-cell table:formula="of:=3*SIN([.B45])" office:value-type="float" office:value="-0.797807462604141" calcext:value-type="float">
            <text:p>-0,7978074626041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45] + 0.5" office:value-type="float" office:value="7.05235987755983" calcext:value-type="float">
            <text:p>7,05235987755983</text:p>
          </table:table-cell>
          <table:table-cell table:formula="of:=[.B45] + 0.5" office:value-type="float" office:value="10.1939525311496" calcext:value-type="float">
            <text:p>10,1939525311496</text:p>
          </table:table-cell>
          <table:table-cell table:formula="of:=3*COS([.A46])" office:value-type="float" office:value="2.15545510686759" calcext:value-type="float">
            <text:p>2,15545510686759</text:p>
          </table:table-cell>
          <table:table-cell table:formula="of:=3*SIN([.A46])" office:value-type="float" office:value="2.08662725043991" calcext:value-type="float">
            <text:p>2,08662725043991</text:p>
          </table:table-cell>
          <table:table-cell table:formula="of:=[.E45] + 0.5" office:value-type="float" office:value="7.5" calcext:value-type="float">
            <text:p>7,5</text:p>
          </table:table-cell>
          <table:table-cell office:value-type="string" calcext:value-type="string">
            <text:p>;</text:p>
          </table:table-cell>
          <table:table-cell table:formula="of:=3*COS([.A47])" office:value-type="float" office:value="0.891207421316191" calcext:value-type="float">
            <text:p>0,891207421316191</text:p>
          </table:table-cell>
          <table:table-cell table:formula="of:=3*SIN([.A47])" office:value-type="float" office:value="2.86456791369849" calcext:value-type="float">
            <text:p>2,86456791369849</text:p>
          </table:table-cell>
          <table:table-cell table:formula="of:=[.I45] + 0.5"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table:formula="of:=3*COS([.B46])" office:value-type="float" office:value="-2.15545510686759" calcext:value-type="float">
            <text:p>-2,15545510686759</text:p>
          </table:table-cell>
          <table:table-cell table:formula="of:=3*SIN([.B46])" office:value-type="float" office:value="-2.08662725043991" calcext:value-type="float">
            <text:p>-2,08662725043991</text:p>
          </table:table-cell>
          <table:table-cell table:formula="of:=[.M45] + 0.5" office:value-type="float" office:value="7.5" calcext:value-type="float">
            <text:p>7,5</text:p>
          </table:table-cell>
          <table:table-cell office:value-type="string" calcext:value-type="string">
            <text:p>;</text:p>
          </table:table-cell>
          <table:table-cell table:formula="of:=3*COS([.B47])" office:value-type="float" office:value="-0.891207421316191" calcext:value-type="float">
            <text:p>-0,891207421316191</text:p>
          </table:table-cell>
          <table:table-cell table:formula="of:=3*SIN([.B47])" office:value-type="float" office:value="-2.86456791369849" calcext:value-type="float">
            <text:p>-2,86456791369849</text:p>
          </table:table-cell>
          <table:table-cell table:formula="of:=[.Q45] + 0.5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46] + 0.5" office:value-type="float" office:value="7.55235987755983" calcext:value-type="float">
            <text:p>7,55235987755983</text:p>
          </table:table-cell>
          <table:table-cell table:formula="of:=[.B46] + 0.5" office:value-type="float" office:value="10.6939525311496" calcext:value-type="float">
            <text:p>10,6939525311496</text:p>
          </table:table-cell>
          <table:table-cell table:formula="of:=3*COS([.A47])" office:value-type="float" office:value="0.891207421316191" calcext:value-type="float">
            <text:p>0,891207421316191</text:p>
          </table:table-cell>
          <table:table-cell table:formula="of:=3*SIN([.A47])" office:value-type="float" office:value="2.86456791369849" calcext:value-type="float">
            <text:p>2,86456791369849</text:p>
          </table:table-cell>
          <table:table-cell table:formula="of:=[.E46] + 0.5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formula="of:=3*COS([.A48])" office:value-type="float" office:value="-0.591238922918843" calcext:value-type="float">
            <text:p>-0,591238922918843</text:p>
          </table:table-cell>
          <table:table-cell table:formula="of:=3*SIN([.A48])" office:value-type="float" office:value="2.94116244638506" calcext:value-type="float">
            <text:p>2,94116244638506</text:p>
          </table:table-cell>
          <table:table-cell table:formula="of:=[.I46] + 0.5" office:value-type="float" office:value="8.5" calcext:value-type="float">
            <text:p>8,5</text:p>
          </table:table-cell>
          <table:table-cell office:value-type="string" calcext:value-type="string">
            <text:p>|</text:p>
          </table:table-cell>
          <table:table-cell table:formula="of:=3*COS([.B47])" office:value-type="float" office:value="-0.891207421316191" calcext:value-type="float">
            <text:p>-0,891207421316191</text:p>
          </table:table-cell>
          <table:table-cell table:formula="of:=3*SIN([.B47])" office:value-type="float" office:value="-2.86456791369849" calcext:value-type="float">
            <text:p>-2,86456791369849</text:p>
          </table:table-cell>
          <table:table-cell table:formula="of:=[.M46] + 0.5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formula="of:=3*COS([.B48])" office:value-type="float" office:value="0.591238922918843" calcext:value-type="float">
            <text:p>0,591238922918843</text:p>
          </table:table-cell>
          <table:table-cell table:formula="of:=3*SIN([.B48])" office:value-type="float" office:value="-2.94116244638506" calcext:value-type="float">
            <text:p>-2,94116244638506</text:p>
          </table:table-cell>
          <table:table-cell table:formula="of:=[.Q46] + 0.5" office:value-type="float" office:value="8.5" calcext:value-type="float">
            <text:p>8,5</text:p>
          </table:table-cell>
          <table:table-cell table:number-columns-repeated="8"/>
        </table:table-row>
        <table:table-row table:style-name="ro1">
          <table:table-cell table:formula="of:=[.A47] + 0.5" office:value-type="float" office:value="8.05235987755983" calcext:value-type="float">
            <text:p>8,05235987755983</text:p>
          </table:table-cell>
          <table:table-cell table:formula="of:=[.B47] + 0.5" office:value-type="float" office:value="11.1939525311496" calcext:value-type="float">
            <text:p>11,1939525311496</text:p>
          </table:table-cell>
          <table:table-cell table:formula="of:=3*COS([.A48])" office:value-type="float" office:value="-0.591238922918843" calcext:value-type="float">
            <text:p>-0,591238922918843</text:p>
          </table:table-cell>
          <table:table-cell table:formula="of:=3*SIN([.A48])" office:value-type="float" office:value="2.94116244638506" calcext:value-type="float">
            <text:p>2,94116244638506</text:p>
          </table:table-cell>
          <table:table-cell table:formula="of:=[.E47] + 0.5" office:value-type="float" office:value="8.5" calcext:value-type="float">
            <text:p>8,5</text:p>
          </table:table-cell>
          <table:table-cell office:value-type="string" calcext:value-type="string">
            <text:p>;</text:p>
          </table:table-cell>
          <table:table-cell table:formula="of:=3*COS([.A49])" office:value-type="float" office:value="-1.92892935864504" calcext:value-type="float">
            <text:p>-1,92892935864504</text:p>
          </table:table-cell>
          <table:table-cell table:formula="of:=3*SIN([.A49])" office:value-type="float" office:value="2.29765783557022" calcext:value-type="float">
            <text:p>2,29765783557022</text:p>
          </table:table-cell>
          <table:table-cell table:formula="of:=[.I47] + 0.5"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table:formula="of:=3*COS([.B48])" office:value-type="float" office:value="0.591238922918843" calcext:value-type="float">
            <text:p>0,591238922918843</text:p>
          </table:table-cell>
          <table:table-cell table:formula="of:=3*SIN([.B48])" office:value-type="float" office:value="-2.94116244638506" calcext:value-type="float">
            <text:p>-2,94116244638506</text:p>
          </table:table-cell>
          <table:table-cell table:formula="of:=[.M47] + 0.5" office:value-type="float" office:value="8.5" calcext:value-type="float">
            <text:p>8,5</text:p>
          </table:table-cell>
          <table:table-cell office:value-type="string" calcext:value-type="string">
            <text:p>;</text:p>
          </table:table-cell>
          <table:table-cell table:formula="of:=3*COS([.B49])" office:value-type="float" office:value="1.92892935864504" calcext:value-type="float">
            <text:p>1,92892935864504</text:p>
          </table:table-cell>
          <table:table-cell table:formula="of:=3*SIN([.B49])" office:value-type="float" office:value="-2.29765783557022" calcext:value-type="float">
            <text:p>-2,29765783557022</text:p>
          </table:table-cell>
          <table:table-cell table:formula="of:=[.Q47] + 0.5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48] + 0.5" office:value-type="float" office:value="8.55235987755983" calcext:value-type="float">
            <text:p>8,55235987755983</text:p>
          </table:table-cell>
          <table:table-cell table:formula="of:=[.B48] + 0.5" office:value-type="float" office:value="11.6939525311496" calcext:value-type="float">
            <text:p>11,6939525311496</text:p>
          </table:table-cell>
          <table:table-cell table:formula="of:=3*COS([.A49])" office:value-type="float" office:value="-1.92892935864504" calcext:value-type="float">
            <text:p>-1,92892935864504</text:p>
          </table:table-cell>
          <table:table-cell table:formula="of:=3*SIN([.A49])" office:value-type="float" office:value="2.29765783557022" calcext:value-type="float">
            <text:p>2,29765783557022</text:p>
          </table:table-cell>
          <table:table-cell table:formula="of:=[.E48] + 0.5"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formula="of:=3*COS([.A50])" office:value-type="float" office:value="-2.79435061361169" calcext:value-type="float">
            <text:p>-2,79435061361169</text:p>
          </table:table-cell>
          <table:table-cell table:formula="of:=3*SIN([.A50])" office:value-type="float" office:value="1.09160645298935" calcext:value-type="float">
            <text:p>1,09160645298935</text:p>
          </table:table-cell>
          <table:table-cell table:formula="of:=[.I48] + 0.5" office:value-type="float" office:value="9.5" calcext:value-type="float">
            <text:p>9,5</text:p>
          </table:table-cell>
          <table:table-cell office:value-type="string" calcext:value-type="string">
            <text:p>|</text:p>
          </table:table-cell>
          <table:table-cell table:formula="of:=3*COS([.B49])" office:value-type="float" office:value="1.92892935864504" calcext:value-type="float">
            <text:p>1,92892935864504</text:p>
          </table:table-cell>
          <table:table-cell table:formula="of:=3*SIN([.B49])" office:value-type="float" office:value="-2.29765783557022" calcext:value-type="float">
            <text:p>-2,29765783557022</text:p>
          </table:table-cell>
          <table:table-cell table:formula="of:=[.M48] + 0.5"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formula="of:=3*COS([.B50])" office:value-type="float" office:value="2.79435061361169" calcext:value-type="float">
            <text:p>2,79435061361169</text:p>
          </table:table-cell>
          <table:table-cell table:formula="of:=3*SIN([.B50])" office:value-type="float" office:value="-1.09160645298935" calcext:value-type="float">
            <text:p>-1,09160645298935</text:p>
          </table:table-cell>
          <table:table-cell table:formula="of:=[.Q48] + 0.5" office:value-type="float" office:value="9.5" calcext:value-type="float">
            <text:p>9,5</text:p>
          </table:table-cell>
          <table:table-cell office:value-type="string" calcext:value-type="string">
            <text:p>|</text:p>
          </table:table-cell>
          <table:table-cell table:formula="of:=3*COS([.A49])" office:value-type="float" office:value="-1.92892935864504" calcext:value-type="float">
            <text:p>-1,92892935864504</text:p>
          </table:table-cell>
          <table:table-cell table:formula="of:=3*SIN([.A49])" office:value-type="float" office:value="2.29765783557022" calcext:value-type="float">
            <text:p>2,29765783557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formula="of:=3*COS([.B49])" office:value-type="float" office:value="1.92892935864504" calcext:value-type="float">
            <text:p>1,92892935864504</text:p>
          </table:table-cell>
          <table:table-cell table:formula="of:=3*SIN([.B49])" office:value-type="float" office:value="-2.29765783557022" calcext:value-type="float">
            <text:p>-2,297657835570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49] + 0.5" office:value-type="float" office:value="9.05235987755983" calcext:value-type="float">
            <text:p>9,05235987755983</text:p>
          </table:table-cell>
          <table:table-cell table:formula="of:=[.B49] + 0.5" office:value-type="float" office:value="12.1939525311496" calcext:value-type="float">
            <text:p>12,1939525311496</text:p>
          </table:table-cell>
          <table:table-cell table:formula="of:=3*COS([.A50])" office:value-type="float" office:value="-2.79435061361169" calcext:value-type="float">
            <text:p>-2,79435061361169</text:p>
          </table:table-cell>
          <table:table-cell table:formula="of:=3*SIN([.A50])" office:value-type="float" office:value="1.09160645298935" calcext:value-type="float">
            <text:p>1,09160645298935</text:p>
          </table:table-cell>
          <table:table-cell table:formula="of:=[.E49] + 0.5" office:value-type="float" office:value="9.5" calcext:value-type="float">
            <text:p>9,5</text:p>
          </table:table-cell>
          <table:table-cell office:value-type="string" calcext:value-type="string">
            <text:p>;</text:p>
          </table:table-cell>
          <table:table-cell table:formula="of:=3*COS([.A51])" office:value-type="float" office:value="-2.97561738198152" calcext:value-type="float">
            <text:p>-2,97561738198152</text:p>
          </table:table-cell>
          <table:table-cell table:formula="of:=3*SIN([.A51])" office:value-type="float" office:value="-0.381708260389312" calcext:value-type="float">
            <text:p>-0,381708260389312</text:p>
          </table:table-cell>
          <table:table-cell table:formula="of:=[.I49] + 0.5"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table:formula="of:=3*COS([.B50])" office:value-type="float" office:value="2.79435061361169" calcext:value-type="float">
            <text:p>2,79435061361169</text:p>
          </table:table-cell>
          <table:table-cell table:formula="of:=3*SIN([.B50])" office:value-type="float" office:value="-1.09160645298935" calcext:value-type="float">
            <text:p>-1,09160645298935</text:p>
          </table:table-cell>
          <table:table-cell table:formula="of:=[.M49] + 0.5" office:value-type="float" office:value="9.5" calcext:value-type="float">
            <text:p>9,5</text:p>
          </table:table-cell>
          <table:table-cell office:value-type="string" calcext:value-type="string">
            <text:p>;</text:p>
          </table:table-cell>
          <table:table-cell table:formula="of:=3*COS([.B51])" office:value-type="float" office:value="2.97561738198152" calcext:value-type="float">
            <text:p>2,97561738198152</text:p>
          </table:table-cell>
          <table:table-cell table:formula="of:=3*SIN([.B51])" office:value-type="float" office:value="0.381708260389312" calcext:value-type="float">
            <text:p>0,381708260389312</text:p>
          </table:table-cell>
          <table:table-cell table:formula="of:=[.Q49] + 0.5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50] + 0.5" office:value-type="float" office:value="9.55235987755983" calcext:value-type="float">
            <text:p>9,55235987755983</text:p>
          </table:table-cell>
          <table:table-cell table:formula="of:=[.B50] + 0.5" office:value-type="float" office:value="12.6939525311496" calcext:value-type="float">
            <text:p>12,6939525311496</text:p>
          </table:table-cell>
          <table:table-cell table:formula="of:=3*COS([.A51])" office:value-type="float" office:value="-2.97561738198152" calcext:value-type="float">
            <text:p>-2,97561738198152</text:p>
          </table:table-cell>
          <table:table-cell table:formula="of:=3*SIN([.A51])" office:value-type="float" office:value="-0.381708260389312" calcext:value-type="float">
            <text:p>-0,381708260389312</text:p>
          </table:table-cell>
          <table:table-cell table:formula="of:=[.E50] + 0.5"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  <table:table-cell table:formula="of:=3*COS([.A52])" office:value-type="float" office:value="-2.42834923695805" calcext:value-type="float">
            <text:p>-2,42834923695805</text:p>
          </table:table-cell>
          <table:table-cell table:formula="of:=3*SIN([.A52])" office:value-type="float" office:value="-1.76156747908369" calcext:value-type="float">
            <text:p>-1,76156747908369</text:p>
          </table:table-cell>
          <table:table-cell table:formula="of:=[.I50] + 0.5" office:value-type="float" office:value="10.5" calcext:value-type="float">
            <text:p>10,5</text:p>
          </table:table-cell>
          <table:table-cell office:value-type="string" calcext:value-type="string">
            <text:p>|</text:p>
          </table:table-cell>
          <table:table-cell table:formula="of:=3*COS([.B51])" office:value-type="float" office:value="2.97561738198152" calcext:value-type="float">
            <text:p>2,97561738198152</text:p>
          </table:table-cell>
          <table:table-cell table:formula="of:=3*SIN([.B51])" office:value-type="float" office:value="0.381708260389312" calcext:value-type="float">
            <text:p>0,381708260389312</text:p>
          </table:table-cell>
          <table:table-cell table:formula="of:=[.M50] + 0.5"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  <table:table-cell table:formula="of:=3*COS([.B52])" office:value-type="float" office:value="2.42834923695805" calcext:value-type="float">
            <text:p>2,42834923695805</text:p>
          </table:table-cell>
          <table:table-cell table:formula="of:=3*SIN([.B52])" office:value-type="float" office:value="1.76156747908369" calcext:value-type="float">
            <text:p>1,76156747908369</text:p>
          </table:table-cell>
          <table:table-cell table:formula="of:=[.Q50] + 0.5" office:value-type="float" office:value="10.5" calcext:value-type="float">
            <text:p>10,5</text:p>
          </table:table-cell>
          <table:table-cell table:number-columns-repeated="8"/>
        </table:table-row>
        <table:table-row table:style-name="ro1">
          <table:table-cell table:formula="of:=[.A51] + 0.5" office:value-type="float" office:value="10.0523598775598" calcext:value-type="float">
            <text:p>10,0523598775598</text:p>
          </table:table-cell>
          <table:table-cell table:formula="of:=[.B51] + 0.5" office:value-type="float" office:value="13.1939525311496" calcext:value-type="float">
            <text:p>13,1939525311496</text:p>
          </table:table-cell>
          <table:table-cell table:formula="of:=3*COS([.A52])" office:value-type="float" office:value="-2.42834923695805" calcext:value-type="float">
            <text:p>-2,42834923695805</text:p>
          </table:table-cell>
          <table:table-cell table:formula="of:=3*SIN([.A52])" office:value-type="float" office:value="-1.76156747908369" calcext:value-type="float">
            <text:p>-1,76156747908369</text:p>
          </table:table-cell>
          <table:table-cell table:formula="of:=[.E51] + 0.5" office:value-type="float" office:value="10.5" calcext:value-type="float">
            <text:p>10,5</text:p>
          </table:table-cell>
          <table:table-cell office:value-type="string" calcext:value-type="string">
            <text:p>;</text:p>
          </table:table-cell>
          <table:table-cell table:formula="of:=3*COS([.A53])" office:value-type="float" office:value="-1.28653650708683" calcext:value-type="float">
            <text:p>-1,28653650708683</text:p>
          </table:table-cell>
          <table:table-cell table:formula="of:=3*SIN([.A53])" office:value-type="float" office:value="-2.71013354208475" calcext:value-type="float">
            <text:p>-2,71013354208475</text:p>
          </table:table-cell>
          <table:table-cell table:formula="of:=[.I51] + 0.5"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table:formula="of:=3*COS([.B52])" office:value-type="float" office:value="2.42834923695805" calcext:value-type="float">
            <text:p>2,42834923695805</text:p>
          </table:table-cell>
          <table:table-cell table:formula="of:=3*SIN([.B52])" office:value-type="float" office:value="1.76156747908369" calcext:value-type="float">
            <text:p>1,76156747908369</text:p>
          </table:table-cell>
          <table:table-cell table:formula="of:=[.M51] + 0.5" office:value-type="float" office:value="10.5" calcext:value-type="float">
            <text:p>10,5</text:p>
          </table:table-cell>
          <table:table-cell office:value-type="string" calcext:value-type="string">
            <text:p>;</text:p>
          </table:table-cell>
          <table:table-cell table:formula="of:=3*COS([.B53])" office:value-type="float" office:value="1.28653650708683" calcext:value-type="float">
            <text:p>1,28653650708683</text:p>
          </table:table-cell>
          <table:table-cell table:formula="of:=3*SIN([.B53])" office:value-type="float" office:value="2.71013354208475" calcext:value-type="float">
            <text:p>2,71013354208475</text:p>
          </table:table-cell>
          <table:table-cell table:formula="of:=[.Q51] + 0.5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A52] + 0.5" office:value-type="float" office:value="10.5523598775598" calcext:value-type="float">
            <text:p>10,5523598775598</text:p>
          </table:table-cell>
          <table:table-cell table:formula="of:=[.B52] + 0.5" office:value-type="float" office:value="13.6939525311496" calcext:value-type="float">
            <text:p>13,6939525311496</text:p>
          </table:table-cell>
          <table:table-cell table:formula="of:=3*COS([.A53])" office:value-type="float" office:value="-1.28653650708683" calcext:value-type="float">
            <text:p>-1,28653650708683</text:p>
          </table:table-cell>
          <table:table-cell table:formula="of:=3*SIN([.A53])" office:value-type="float" office:value="-2.71013354208475" calcext:value-type="float">
            <text:p>-2,71013354208475</text:p>
          </table:table-cell>
          <table:table-cell table:formula="of:=[.E52] + 0.5"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formula="of:=3*COS([.A54])" office:value-type="float" office:value="0.170265229248545" calcext:value-type="float">
            <text:p>0,170265229248545</text:p>
          </table:table-cell>
          <table:table-cell table:formula="of:=3*SIN([.A54])" office:value-type="float" office:value="-2.99516439477184" calcext:value-type="float">
            <text:p>-2,99516439477184</text:p>
          </table:table-cell>
          <table:table-cell table:formula="of:=[.I52] + 0.5" office:value-type="float" office:value="11.5" calcext:value-type="float">
            <text:p>11,5</text:p>
          </table:table-cell>
          <table:table-cell office:value-type="string" calcext:value-type="string">
            <text:p>|</text:p>
          </table:table-cell>
          <table:table-cell table:formula="of:=3*COS([.B53])" office:value-type="float" office:value="1.28653650708683" calcext:value-type="float">
            <text:p>1,28653650708683</text:p>
          </table:table-cell>
          <table:table-cell table:formula="of:=3*SIN([.B53])" office:value-type="float" office:value="2.71013354208475" calcext:value-type="float">
            <text:p>2,71013354208475</text:p>
          </table:table-cell>
          <table:table-cell table:formula="of:=[.M52] + 0.5"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formula="of:=3*COS([.B54])" office:value-type="float" office:value="-0.170265229248545" calcext:value-type="float">
            <text:p>-0,170265229248545</text:p>
          </table:table-cell>
          <table:table-cell table:formula="of:=3*SIN([.B54])" office:value-type="float" office:value="2.99516439477184" calcext:value-type="float">
            <text:p>2,99516439477184</text:p>
          </table:table-cell>
          <table:table-cell table:formula="of:=[.Q52] + 0.5" office:value-type="float" office:value="11.5" calcext:value-type="float">
            <text:p>11,5</text:p>
          </table:table-cell>
          <table:table-cell office:value-type="string" calcext:value-type="string">
            <text:p>|</text:p>
          </table:table-cell>
          <table:table-cell table:formula="of:=3*COS([.A53])" office:value-type="float" office:value="-1.28653650708683" calcext:value-type="float">
            <text:p>-1,28653650708683</text:p>
          </table:table-cell>
          <table:table-cell table:formula="of:=3*SIN([.A53])" office:value-type="float" office:value="-2.71013354208475" calcext:value-type="float">
            <text:p>-2,710133542084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formula="of:=3*COS([.B53])" office:value-type="float" office:value="1.28653650708683" calcext:value-type="float">
            <text:p>1,28653650708683</text:p>
          </table:table-cell>
          <table:table-cell table:formula="of:=3*SIN([.B53])" office:value-type="float" office:value="2.71013354208475" calcext:value-type="float">
            <text:p>2,710133542084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53] + 0.5" office:value-type="float" office:value="11.0523598775598" calcext:value-type="float">
            <text:p>11,0523598775598</text:p>
          </table:table-cell>
          <table:table-cell table:formula="of:=[.B53] + 0.5" office:value-type="float" office:value="14.1939525311496" calcext:value-type="float">
            <text:p>14,1939525311496</text:p>
          </table:table-cell>
          <table:table-cell table:formula="of:=3*COS([.A54])" office:value-type="float" office:value="0.170265229248545" calcext:value-type="float">
            <text:p>0,170265229248545</text:p>
          </table:table-cell>
          <table:table-cell table:formula="of:=3*SIN([.A54])" office:value-type="float" office:value="-2.99516439477184" calcext:value-type="float">
            <text:p>-2,99516439477184</text:p>
          </table:table-cell>
          <table:table-cell table:formula="of:=[.E53] + 0.5" office:value-type="float" office:value="11.5" calcext:value-type="float">
            <text:p>11,5</text:p>
          </table:table-cell>
          <table:table-cell office:value-type="string" calcext:value-type="string">
            <text:p>;</text:p>
          </table:table-cell>
          <table:table-cell table:formula="of:=3*COS([.A55])" office:value-type="float" office:value="1.58538009925641" calcext:value-type="float">
            <text:p>1,58538009925641</text:p>
          </table:table-cell>
          <table:table-cell table:formula="of:=3*SIN([.A55])" office:value-type="float" office:value="-2.54687454360864" calcext:value-type="float">
            <text:p>-2,54687454360864</text:p>
          </table:table-cell>
          <table:table-cell table:formula="of:=[.I53] + 0.5" office:value-type="float" office:value="12" calcext:value-type="float">
            <text:p>12</text:p>
          </table:table-cell>
          <table:table-cell office:value-type="string" calcext:value-type="string">
            <text:p>|</text:p>
          </table:table-cell>
          <table:table-cell table:formula="of:=3*COS([.B54])" office:value-type="float" office:value="-0.170265229248545" calcext:value-type="float">
            <text:p>-0,170265229248545</text:p>
          </table:table-cell>
          <table:table-cell table:formula="of:=3*SIN([.B54])" office:value-type="float" office:value="2.99516439477184" calcext:value-type="float">
            <text:p>2,99516439477184</text:p>
          </table:table-cell>
          <table:table-cell table:formula="of:=[.M53] + 0.5" office:value-type="float" office:value="11.5" calcext:value-type="float">
            <text:p>11,5</text:p>
          </table:table-cell>
          <table:table-cell office:value-type="string" calcext:value-type="string">
            <text:p>;</text:p>
          </table:table-cell>
          <table:table-cell table:formula="of:=3*COS([.B55])" office:value-type="float" office:value="-1.58538009925641" calcext:value-type="float">
            <text:p>-1,58538009925641</text:p>
          </table:table-cell>
          <table:table-cell table:formula="of:=3*SIN([.B55])" office:value-type="float" office:value="2.54687454360864" calcext:value-type="float">
            <text:p>2,54687454360864</text:p>
          </table:table-cell>
          <table:table-cell table:formula="of:=[.Q53] + 0.5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formula="of:=[.A54] + 0.5" office:value-type="float" office:value="11.5523598775598" calcext:value-type="float">
            <text:p>11,5523598775598</text:p>
          </table:table-cell>
          <table:table-cell table:formula="of:=[.B54] + 0.5" office:value-type="float" office:value="14.6939525311496" calcext:value-type="float">
            <text:p>14,6939525311496</text:p>
          </table:table-cell>
          <table:table-cell table:formula="of:=3*COS([.A55])" office:value-type="float" office:value="1.58538009925641" calcext:value-type="float">
            <text:p>1,58538009925641</text:p>
          </table:table-cell>
          <table:table-cell table:formula="of:=3*SIN([.A55])" office:value-type="float" office:value="-2.54687454360864" calcext:value-type="float">
            <text:p>-2,54687454360864</text:p>
          </table:table-cell>
          <table:table-cell table:formula="of:=[.E54] + 0.5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3*COS([.A56])" office:value-type="float" office:value="2.61233862890236" calcext:value-type="float">
            <text:p>2,61233862890236</text:p>
          </table:table-cell>
          <table:table-cell table:formula="of:=3*SIN([.A56])" office:value-type="float" office:value="-1.47502097881506" calcext:value-type="float">
            <text:p>-1,47502097881506</text:p>
          </table:table-cell>
          <table:table-cell table:formula="of:=[.I54] + 0.5" office:value-type="float" office:value="12.5" calcext:value-type="float">
            <text:p>12,5</text:p>
          </table:table-cell>
          <table:table-cell office:value-type="string" calcext:value-type="string">
            <text:p>|</text:p>
          </table:table-cell>
          <table:table-cell table:formula="of:=3*COS([.B55])" office:value-type="float" office:value="-1.58538009925641" calcext:value-type="float">
            <text:p>-1,58538009925641</text:p>
          </table:table-cell>
          <table:table-cell table:formula="of:=3*SIN([.B55])" office:value-type="float" office:value="2.54687454360864" calcext:value-type="float">
            <text:p>2,54687454360864</text:p>
          </table:table-cell>
          <table:table-cell table:formula="of:=[.M54] + 0.5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3*COS([.B56])" office:value-type="float" office:value="-2.61233862890236" calcext:value-type="float">
            <text:p>-2,61233862890236</text:p>
          </table:table-cell>
          <table:table-cell table:formula="of:=3*SIN([.B56])" office:value-type="float" office:value="1.47502097881506" calcext:value-type="float">
            <text:p>1,47502097881506</text:p>
          </table:table-cell>
          <table:table-cell table:formula="of:=[.Q54] + 0.5" office:value-type="float" office:value="12.5" calcext:value-type="float">
            <text:p>12,5</text:p>
          </table:table-cell>
          <table:table-cell table:number-columns-repeated="8"/>
        </table:table-row>
        <table:table-row table:style-name="ro1">
          <table:table-cell table:formula="of:=[.A55] + 0.5" office:value-type="float" office:value="12.0523598775598" calcext:value-type="float">
            <text:p>12,0523598775598</text:p>
          </table:table-cell>
          <table:table-cell table:formula="of:=[.B55] + 0.5" office:value-type="float" office:value="15.1939525311496" calcext:value-type="float">
            <text:p>15,1939525311496</text:p>
          </table:table-cell>
          <table:table-cell table:formula="of:=3*COS([.A56])" office:value-type="float" office:value="2.61233862890236" calcext:value-type="float">
            <text:p>2,61233862890236</text:p>
          </table:table-cell>
          <table:table-cell table:formula="of:=3*SIN([.A56])" office:value-type="float" office:value="-1.47502097881506" calcext:value-type="float">
            <text:p>-1,47502097881506</text:p>
          </table:table-cell>
          <table:table-cell table:formula="of:=[.E55] + 0.5" office:value-type="float" office:value="12.5" calcext:value-type="float">
            <text:p>12,5</text:p>
          </table:table-cell>
          <table:table-cell office:value-type="string" calcext:value-type="string">
            <text:p>;</text:p>
          </table:table-cell>
          <table:table-cell table:formula="of:=3*COS([.A57])" office:value-type="float" office:value="2.99970555369823" calcext:value-type="float">
            <text:p>2,99970555369823</text:p>
          </table:table-cell>
          <table:table-cell table:formula="of:=3*SIN([.A57])" office:value-type="float" office:value="-0.042030835252485" calcext:value-type="float">
            <text:p>-0,042030835252485</text:p>
          </table:table-cell>
          <table:table-cell table:formula="of:=[.I55] + 0.5" office:value-type="float" office:value="13" calcext:value-type="float">
            <text:p>13</text:p>
          </table:table-cell>
          <table:table-cell office:value-type="string" calcext:value-type="string">
            <text:p>|</text:p>
          </table:table-cell>
          <table:table-cell table:formula="of:=3*COS([.B56])" office:value-type="float" office:value="-2.61233862890236" calcext:value-type="float">
            <text:p>-2,61233862890236</text:p>
          </table:table-cell>
          <table:table-cell table:formula="of:=3*SIN([.B56])" office:value-type="float" office:value="1.47502097881506" calcext:value-type="float">
            <text:p>1,47502097881506</text:p>
          </table:table-cell>
          <table:table-cell table:formula="of:=[.M55] + 0.5" office:value-type="float" office:value="12.5" calcext:value-type="float">
            <text:p>12,5</text:p>
          </table:table-cell>
          <table:table-cell office:value-type="string" calcext:value-type="string">
            <text:p>;</text:p>
          </table:table-cell>
          <table:table-cell table:formula="of:=3*COS([.B57])" office:value-type="float" office:value="-2.99970555369823" calcext:value-type="float">
            <text:p>-2,99970555369823</text:p>
          </table:table-cell>
          <table:table-cell table:formula="of:=3*SIN([.B57])" office:value-type="float" office:value="0.0420308352524854" calcext:value-type="float">
            <text:p>0,0420308352524854</text:p>
          </table:table-cell>
          <table:table-cell table:formula="of:=[.Q55] + 0.5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formula="of:=[.A56] + 0.5" office:value-type="float" office:value="12.5523598775598" calcext:value-type="float">
            <text:p>12,5523598775598</text:p>
          </table:table-cell>
          <table:table-cell table:formula="of:=[.B56] + 0.5" office:value-type="float" office:value="15.6939525311496" calcext:value-type="float">
            <text:p>15,6939525311496</text:p>
          </table:table-cell>
          <table:table-cell table:formula="of:=3*COS([.A57])" office:value-type="float" office:value="2.99970555369823" calcext:value-type="float">
            <text:p>2,99970555369823</text:p>
          </table:table-cell>
          <table:table-cell table:formula="of:=3*SIN([.A57])" office:value-type="float" office:value="-0.042030835252485" calcext:value-type="float">
            <text:p>-0,042030835252485</text:p>
          </table:table-cell>
          <table:table-cell table:formula="of:=[.E56] + 0.5"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  <table:table-cell table:formula="of:=3*COS([.A58])" office:value-type="float" office:value="2.65263994056018" calcext:value-type="float">
            <text:p>2,65263994056018</text:p>
          </table:table-cell>
          <table:table-cell table:formula="of:=3*SIN([.A58])" office:value-type="float" office:value="1.40124992265652" calcext:value-type="float">
            <text:p>1,40124992265652</text:p>
          </table:table-cell>
          <table:table-cell table:formula="of:=[.I56] + 0.5" office:value-type="float" office:value="13.5" calcext:value-type="float">
            <text:p>13,5</text:p>
          </table:table-cell>
          <table:table-cell office:value-type="string" calcext:value-type="string">
            <text:p>|</text:p>
          </table:table-cell>
          <table:table-cell table:formula="of:=3*COS([.B57])" office:value-type="float" office:value="-2.99970555369823" calcext:value-type="float">
            <text:p>-2,99970555369823</text:p>
          </table:table-cell>
          <table:table-cell table:formula="of:=3*SIN([.B57])" office:value-type="float" office:value="0.0420308352524854" calcext:value-type="float">
            <text:p>0,0420308352524854</text:p>
          </table:table-cell>
          <table:table-cell table:formula="of:=[.M56] + 0.5"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  <table:table-cell table:formula="of:=3*COS([.B58])" office:value-type="float" office:value="-2.65263994056018" calcext:value-type="float">
            <text:p>-2,65263994056018</text:p>
          </table:table-cell>
          <table:table-cell table:formula="of:=3*SIN([.B58])" office:value-type="float" office:value="-1.40124992265652" calcext:value-type="float">
            <text:p>-1,40124992265652</text:p>
          </table:table-cell>
          <table:table-cell table:formula="of:=[.Q56] + 0.5" office:value-type="float" office:value="13.5" calcext:value-type="float">
            <text:p>13,5</text:p>
          </table:table-cell>
          <table:table-cell office:value-type="string" calcext:value-type="string">
            <text:p>|</text:p>
          </table:table-cell>
          <table:table-cell table:formula="of:=3*COS([.A57])" office:value-type="float" office:value="2.99970555369823" calcext:value-type="float">
            <text:p>2,99970555369823</text:p>
          </table:table-cell>
          <table:table-cell table:formula="of:=3*SIN([.A57])" office:value-type="float" office:value="-0.042030835252485" calcext:value-type="float">
            <text:p>-0,0420308352524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  <table:table-cell table:formula="of:=3*COS([.B57])" office:value-type="float" office:value="-2.99970555369823" calcext:value-type="float">
            <text:p>-2,99970555369823</text:p>
          </table:table-cell>
          <table:table-cell table:formula="of:=3*SIN([.B57])" office:value-type="float" office:value="0.0420308352524854" calcext:value-type="float">
            <text:p>0,0420308352524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57] + 0.5" office:value-type="float" office:value="13.0523598775598" calcext:value-type="float">
            <text:p>13,0523598775598</text:p>
          </table:table-cell>
          <table:table-cell table:formula="of:=[.B57] + 0.5" office:value-type="float" office:value="16.1939525311496" calcext:value-type="float">
            <text:p>16,1939525311496</text:p>
          </table:table-cell>
          <table:table-cell table:formula="of:=3*COS([.A58])" office:value-type="float" office:value="2.65263994056018" calcext:value-type="float">
            <text:p>2,65263994056018</text:p>
          </table:table-cell>
          <table:table-cell table:formula="of:=3*SIN([.A58])" office:value-type="float" office:value="1.40124992265652" calcext:value-type="float">
            <text:p>1,40124992265652</text:p>
          </table:table-cell>
          <table:table-cell table:formula="of:=[.E57] + 0.5" office:value-type="float" office:value="13.5" calcext:value-type="float">
            <text:p>13,5</text:p>
          </table:table-cell>
          <table:table-cell office:value-type="string" calcext:value-type="string">
            <text:p>;</text:p>
          </table:table-cell>
          <table:table-cell table:formula="of:=3*COS([.A59])" office:value-type="float" office:value="1.65611555592082" calcext:value-type="float">
            <text:p>1,65611555592082</text:p>
          </table:table-cell>
          <table:table-cell table:formula="of:=3*SIN([.A59])" office:value-type="float" office:value="2.50145582919968" calcext:value-type="float">
            <text:p>2,50145582919968</text:p>
          </table:table-cell>
          <table:table-cell table:formula="of:=[.I57] + 0.5"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table:formula="of:=3*COS([.B58])" office:value-type="float" office:value="-2.65263994056018" calcext:value-type="float">
            <text:p>-2,65263994056018</text:p>
          </table:table-cell>
          <table:table-cell table:formula="of:=3*SIN([.B58])" office:value-type="float" office:value="-1.40124992265652" calcext:value-type="float">
            <text:p>-1,40124992265652</text:p>
          </table:table-cell>
          <table:table-cell table:formula="of:=[.M57] + 0.5" office:value-type="float" office:value="13.5" calcext:value-type="float">
            <text:p>13,5</text:p>
          </table:table-cell>
          <table:table-cell office:value-type="string" calcext:value-type="string">
            <text:p>;</text:p>
          </table:table-cell>
          <table:table-cell table:formula="of:=3*COS([.B59])" office:value-type="float" office:value="-1.65611555592082" calcext:value-type="float">
            <text:p>-1,65611555592082</text:p>
          </table:table-cell>
          <table:table-cell table:formula="of:=3*SIN([.B59])" office:value-type="float" office:value="-2.50145582919968" calcext:value-type="float">
            <text:p>-2,50145582919968</text:p>
          </table:table-cell>
          <table:table-cell table:formula="of:=[.Q57] + 0.5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formula="of:=[.A58] + 0.5" office:value-type="float" office:value="13.5523598775598" calcext:value-type="float">
            <text:p>13,5523598775598</text:p>
          </table:table-cell>
          <table:table-cell table:formula="of:=[.B58] + 0.5" office:value-type="float" office:value="16.6939525311496" calcext:value-type="float">
            <text:p>16,6939525311496</text:p>
          </table:table-cell>
          <table:table-cell table:formula="of:=3*COS([.A59])" office:value-type="float" office:value="1.65611555592082" calcext:value-type="float">
            <text:p>1,65611555592082</text:p>
          </table:table-cell>
          <table:table-cell table:formula="of:=3*SIN([.A59])" office:value-type="float" office:value="2.50145582919968" calcext:value-type="float">
            <text:p>2,50145582919968</text:p>
          </table:table-cell>
          <table:table-cell table:formula="of:=[.E58] + 0.5"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table:formula="of:=3*COS([.A60])" office:value-type="float" office:value="0.254116324142815" calcext:value-type="float">
            <text:p>0,254116324142815</text:p>
          </table:table-cell>
          <table:table-cell table:formula="of:=3*SIN([.A60])" office:value-type="float" office:value="2.9892181074328" calcext:value-type="float">
            <text:p>2,9892181074328</text:p>
          </table:table-cell>
          <table:table-cell table:formula="of:=[.I58] + 0.5" office:value-type="float" office:value="14.5" calcext:value-type="float">
            <text:p>14,5</text:p>
          </table:table-cell>
          <table:table-cell office:value-type="string" calcext:value-type="string">
            <text:p>|</text:p>
          </table:table-cell>
          <table:table-cell table:formula="of:=3*COS([.B59])" office:value-type="float" office:value="-1.65611555592082" calcext:value-type="float">
            <text:p>-1,65611555592082</text:p>
          </table:table-cell>
          <table:table-cell table:formula="of:=3*SIN([.B59])" office:value-type="float" office:value="-2.50145582919968" calcext:value-type="float">
            <text:p>-2,50145582919968</text:p>
          </table:table-cell>
          <table:table-cell table:formula="of:=[.M58] + 0.5"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table:formula="of:=3*COS([.B60])" office:value-type="float" office:value="-0.254116324142815" calcext:value-type="float">
            <text:p>-0,254116324142815</text:p>
          </table:table-cell>
          <table:table-cell table:formula="of:=3*SIN([.B60])" office:value-type="float" office:value="-2.9892181074328" calcext:value-type="float">
            <text:p>-2,9892181074328</text:p>
          </table:table-cell>
          <table:table-cell table:formula="of:=[.Q58] + 0.5" office:value-type="float" office:value="14.5" calcext:value-type="float">
            <text:p>14,5</text:p>
          </table:table-cell>
          <table:table-cell table:number-columns-repeated="8"/>
        </table:table-row>
        <table:table-row table:style-name="ro1">
          <table:table-cell table:formula="of:=[.A59] + 0.5" office:value-type="float" office:value="14.0523598775598" calcext:value-type="float">
            <text:p>14,0523598775598</text:p>
          </table:table-cell>
          <table:table-cell table:formula="of:=[.B59] + 0.5" office:value-type="float" office:value="17.1939525311496" calcext:value-type="float">
            <text:p>17,1939525311496</text:p>
          </table:table-cell>
          <table:table-cell table:formula="of:=3*COS([.A60])" office:value-type="float" office:value="0.254116324142815" calcext:value-type="float">
            <text:p>0,254116324142815</text:p>
          </table:table-cell>
          <table:table-cell table:formula="of:=3*SIN([.A60])" office:value-type="float" office:value="2.9892181074328" calcext:value-type="float">
            <text:p>2,9892181074328</text:p>
          </table:table-cell>
          <table:table-cell table:formula="of:=[.E59] + 0.5" office:value-type="float" office:value="14.5" calcext:value-type="float">
            <text:p>14,5</text:p>
          </table:table-cell>
          <table:table-cell office:value-type="string" calcext:value-type="string">
            <text:p>;</text:p>
          </table:table-cell>
          <table:table-cell table:formula="of:=3*COS([.A61])" office:value-type="float" office:value="-1.21009944640199" calcext:value-type="float">
            <text:p>-1,21009944640199</text:p>
          </table:table-cell>
          <table:table-cell table:formula="of:=3*SIN([.A61])" office:value-type="float" office:value="2.74511554034026" calcext:value-type="float">
            <text:p>2,74511554034026</text:p>
          </table:table-cell>
          <table:table-cell table:formula="of:=[.I59] + 0.5" office:value-type="float" office:value="15" calcext:value-type="float">
            <text:p>15</text:p>
          </table:table-cell>
          <table:table-cell office:value-type="string" calcext:value-type="string">
            <text:p>|</text:p>
          </table:table-cell>
          <table:table-cell table:formula="of:=3*COS([.B60])" office:value-type="float" office:value="-0.254116324142815" calcext:value-type="float">
            <text:p>-0,254116324142815</text:p>
          </table:table-cell>
          <table:table-cell table:formula="of:=3*SIN([.B60])" office:value-type="float" office:value="-2.9892181074328" calcext:value-type="float">
            <text:p>-2,9892181074328</text:p>
          </table:table-cell>
          <table:table-cell table:formula="of:=[.M59] + 0.5" office:value-type="float" office:value="14.5" calcext:value-type="float">
            <text:p>14,5</text:p>
          </table:table-cell>
          <table:table-cell office:value-type="string" calcext:value-type="string">
            <text:p>;</text:p>
          </table:table-cell>
          <table:table-cell table:formula="of:=3*COS([.B61])" office:value-type="float" office:value="1.21009944640199" calcext:value-type="float">
            <text:p>1,21009944640199</text:p>
          </table:table-cell>
          <table:table-cell table:formula="of:=3*SIN([.B61])" office:value-type="float" office:value="-2.74511554034026" calcext:value-type="float">
            <text:p>-2,74511554034026</text:p>
          </table:table-cell>
          <table:table-cell table:formula="of:=[.Q59] + 0.5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formula="of:=[.A60] + 0.5" office:value-type="float" office:value="14.5523598775598" calcext:value-type="float">
            <text:p>14,5523598775598</text:p>
          </table:table-cell>
          <table:table-cell table:formula="of:=[.B60] + 0.5" office:value-type="float" office:value="17.6939525311496" calcext:value-type="float">
            <text:p>17,6939525311496</text:p>
          </table:table-cell>
          <table:table-cell table:formula="of:=3*COS([.A61])" office:value-type="float" office:value="-1.21009944640199" calcext:value-type="float">
            <text:p>-1,21009944640199</text:p>
          </table:table-cell>
          <table:table-cell table:formula="of:=3*SIN([.A61])" office:value-type="float" office:value="2.74511554034026" calcext:value-type="float">
            <text:p>2,74511554034026</text:p>
          </table:table-cell>
          <table:table-cell table:formula="of:=[.E60] + 0.5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table:formula="of:=3*COS([.A62])" office:value-type="float" office:value="3" calcext:value-type="float">
            <text:p>3</text:p>
          </table:table-cell>
          <table:table-cell table:formula="of:=3*SIN([.A62])" office:value-type="float" office:value="0" calcext:value-type="float">
            <text:p>0</text:p>
          </table:table-cell>
          <table:table-cell table:formula="of:=[.I60] + 0.5" office:value-type="float" office:value="15.5" calcext:value-type="float">
            <text:p>15,5</text:p>
          </table:table-cell>
          <table:table-cell office:value-type="string" calcext:value-type="string">
            <text:p>|</text:p>
          </table:table-cell>
          <table:table-cell table:formula="of:=3*COS([.B61])" office:value-type="float" office:value="1.21009944640199" calcext:value-type="float">
            <text:p>1,21009944640199</text:p>
          </table:table-cell>
          <table:table-cell table:formula="of:=3*SIN([.B61])" office:value-type="float" office:value="-2.74511554034026" calcext:value-type="float">
            <text:p>-2,74511554034026</text:p>
          </table:table-cell>
          <table:table-cell table:formula="of:=[.M60] + 0.5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table:formula="of:=3*COS([.B62])" office:value-type="float" office:value="3" calcext:value-type="float">
            <text:p>3</text:p>
          </table:table-cell>
          <table:table-cell table:formula="of:=3*SIN([.B62])" office:value-type="float" office:value="0" calcext:value-type="float">
            <text:p>0</text:p>
          </table:table-cell>
          <table:table-cell table:formula="of:=[.Q60] + 0.5" office:value-type="float" office:value="15.5" calcext:value-type="float">
            <text:p>15,5</text:p>
          </table:table-cell>
          <table:table-cell office:value-type="string" calcext:value-type="string">
            <text:p>|</text:p>
          </table:table-cell>
          <table:table-cell table:formula="of:=3*COS([.A61])" office:value-type="float" office:value="-1.21009944640199" calcext:value-type="float">
            <text:p>-1,21009944640199</text:p>
          </table:table-cell>
          <table:table-cell table:formula="of:=3*SIN([.A61])" office:value-type="float" office:value="2.74511554034026" calcext:value-type="float">
            <text:p>2,745115540340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table:formula="of:=3*COS([.B61])" office:value-type="float" office:value="1.21009944640199" calcext:value-type="float">
            <text:p>1,21009944640199</text:p>
          </table:table-cell>
          <table:table-cell table:formula="of:=3*SIN([.B61])" office:value-type="float" office:value="-2.74511554034026" calcext:value-type="float">
            <text:p>-2,74511554034026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9:55:36.735000000</meta:creation-date>
    <dc:date>2023-09-25T21:56:51.272000000</dc:date>
    <meta:editing-duration>PT2H1M9S</meta:editing-duration>
    <meta:editing-cycles>15</meta:editing-cycles>
    <meta:generator>LibreOffice/7.6.1.2$Windows_X86_64 LibreOffice_project/f5defcebd022c5bc36bbb79be232cb6926d8f674</meta:generator>
    <meta:document-statistic meta:table-count="1" meta:cell-count="1164" meta:object-count="0"/>
  </office:meta>
</office:document-meta>
</file>